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_nozzle" table:style-name="ta1">
        <table:shapes>
          <draw:frame draw:z-index="0" draw:style-name="gr1" draw:text-style-name="P1" svg:width="15.7339in" svg:height="8.663in" svg:x="4.0827in" svg:y="0.3512in">
            <draw:object draw:notify-on-update-of-ranges="temp_nozzle.A1:temp_nozzle.A1 temp_nozzle.A2:temp_nozzle.A1940 temp_nozzle.B1:temp_nozzle.B1 temp_nozzle.B2:temp_nozzle.B1940 temp_nozzle.C1:temp_nozzle.C1 temp_nozzle.C2:temp_nozzle.C19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zzle temp [°C]</text:p>
          </table:table-cell>
          <table:table-cell office:value-type="string" calcext:value-type="string">
            <text:p>Target temp [°C]</text:p>
          </table:table-cell>
          <table:table-cell office:value-type="string" calcext:value-type="string">
            <text:p>Print fan PWM [0 .. 25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" calcext:value-type="float">
            <text:p>21.4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56" calcext:value-type="float">
            <text:p>21.98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6" calcext:value-type="float">
            <text:p>22.47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92" calcext:value-type="float">
            <text:p>22.96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04" calcext:value-type="float">
            <text:p>23.46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1" calcext:value-type="float">
            <text:p>23.9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413" calcext:value-type="float">
            <text:p>24.44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31" calcext:value-type="float">
            <text:p>24.9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203" calcext:value-type="float">
            <text:p>25.4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091" calcext:value-type="float">
            <text:p>25.90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974" calcext:value-type="float">
            <text:p>26.39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853" calcext:value-type="float">
            <text:p>26.8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727" calcext:value-type="float">
            <text:p>27.37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596" calcext:value-type="float">
            <text:p>27.85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461" calcext:value-type="float">
            <text:p>28.34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321" calcext:value-type="float">
            <text:p>28.83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177" calcext:value-type="float">
            <text:p>29.31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028" calcext:value-type="float">
            <text:p>29.80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874" calcext:value-type="float">
            <text:p>30.28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715" calcext:value-type="float">
            <text:p>30.77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552" calcext:value-type="float">
            <text:p>31.25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385" calcext:value-type="float">
            <text:p>31.73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212" calcext:value-type="float">
            <text:p>32.22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035" calcext:value-type="float">
            <text:p>32.70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853" calcext:value-type="float">
            <text:p>33.1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667" calcext:value-type="float">
            <text:p>33.66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476" calcext:value-type="float">
            <text:p>34.14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281" calcext:value-type="float">
            <text:p>34.62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08" calcext:value-type="float">
            <text:p>35.1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875" calcext:value-type="float">
            <text:p>35.58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666" calcext:value-type="float">
            <text:p>36.0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452" calcext:value-type="float">
            <text:p>36.54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233" calcext:value-type="float">
            <text:p>37.02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01" calcext:value-type="float">
            <text:p>37.5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782" calcext:value-type="float">
            <text:p>37.97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549" calcext:value-type="float">
            <text:p>38.45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312" calcext:value-type="float">
            <text:p>38.93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07" calcext:value-type="float">
            <text:p>39.4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824" calcext:value-type="float">
            <text:p>39.88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573" calcext:value-type="float">
            <text:p>40.35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317" calcext:value-type="float">
            <text:p>40.83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3057" calcext:value-type="float">
            <text:p>41.30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792" calcext:value-type="float">
            <text:p>41.77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522" calcext:value-type="float">
            <text:p>42.25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7248" calcext:value-type="float">
            <text:p>42.72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1969" calcext:value-type="float">
            <text:p>43.19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686" calcext:value-type="float">
            <text:p>43.6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398" calcext:value-type="float">
            <text:p>44.1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6106" calcext:value-type="float">
            <text:p>44.61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0809" calcext:value-type="float">
            <text:p>45.08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507" calcext:value-type="float">
            <text:p>45.55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0201" calcext:value-type="float">
            <text:p>46.02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489" calcext:value-type="float">
            <text:p>46.4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574" calcext:value-type="float">
            <text:p>46.95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4254" calcext:value-type="float">
            <text:p>47.4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93" calcext:value-type="float">
            <text:p>47.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36" calcext:value-type="float">
            <text:p>48.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267" calcext:value-type="float">
            <text:p>48.82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2928" calcext:value-type="float">
            <text:p>49.29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585" calcext:value-type="float">
            <text:p>49.75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238" calcext:value-type="float">
            <text:p>50.22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6886" calcext:value-type="float">
            <text:p>50.6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1529" calcext:value-type="float">
            <text:p>51.15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6168" calcext:value-type="float">
            <text:p>51.61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802" calcext:value-type="float">
            <text:p>52.08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431" calcext:value-type="float">
            <text:p>52.54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0057" calcext:value-type="float">
            <text:p>53.00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677" calcext:value-type="float">
            <text:p>53.46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293" calcext:value-type="float">
            <text:p>53.92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904" calcext:value-type="float">
            <text:p>54.39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511" calcext:value-type="float">
            <text:p>54.85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3113" calcext:value-type="float">
            <text:p>55.31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711" calcext:value-type="float">
            <text:p>55.77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304" calcext:value-type="float">
            <text:p>56.23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893" calcext:value-type="float">
            <text:p>56.6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1477" calcext:value-type="float">
            <text:p>57.14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056" calcext:value-type="float">
            <text:p>57.60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0631" calcext:value-type="float">
            <text:p>58.06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202" calcext:value-type="float">
            <text:p>58.52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9768" calcext:value-type="float">
            <text:p>58.97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329" calcext:value-type="float">
            <text:p>59.4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8886" calcext:value-type="float">
            <text:p>59.8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3438" calcext:value-type="float">
            <text:p>60.34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986" calcext:value-type="float">
            <text:p>60.7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2529" calcext:value-type="float">
            <text:p>61.25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7068" calcext:value-type="float">
            <text:p>61.70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602" calcext:value-type="float">
            <text:p>62.16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6132" calcext:value-type="float">
            <text:p>62.61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0657" calcext:value-type="float">
            <text:p>63.06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5177" calcext:value-type="float">
            <text:p>63.51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9693" calcext:value-type="float">
            <text:p>63.96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205" calcext:value-type="float">
            <text:p>64.42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712" calcext:value-type="float">
            <text:p>64.87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215" calcext:value-type="float">
            <text:p>65.32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713" calcext:value-type="float">
            <text:p>65.77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2206" calcext:value-type="float">
            <text:p>66.22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695" calcext:value-type="float">
            <text:p>66.66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118" calcext:value-type="float">
            <text:p>67.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66" calcext:value-type="float">
            <text:p>67.5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135" calcext:value-type="float">
            <text:p>68.01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607" calcext:value-type="float">
            <text:p>68.46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073" calcext:value-type="float">
            <text:p>68.90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535" calcext:value-type="float">
            <text:p>69.35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7993" calcext:value-type="float">
            <text:p>69.79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446" calcext:value-type="float">
            <text:p>70.24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6894" calcext:value-type="float">
            <text:p>70.68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1338" calcext:value-type="float">
            <text:p>71.13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778" calcext:value-type="float">
            <text:p>71.57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0213" calcext:value-type="float">
            <text:p>72.02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4644" calcext:value-type="float">
            <text:p>72.46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907" calcext:value-type="float">
            <text:p>72.9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492" calcext:value-type="float">
            <text:p>73.34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909" calcext:value-type="float">
            <text:p>73.79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322" calcext:value-type="float">
            <text:p>74.23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673" calcext:value-type="float">
            <text:p>74.6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1134" calcext:value-type="float">
            <text:p>75.11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5533" calcext:value-type="float">
            <text:p>75.55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9928" calcext:value-type="float">
            <text:p>75.99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319" calcext:value-type="float">
            <text:p>76.43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705" calcext:value-type="float">
            <text:p>76.87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3086" calcext:value-type="float">
            <text:p>77.30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463" calcext:value-type="float">
            <text:p>77.74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836" calcext:value-type="float">
            <text:p>78.18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6204" calcext:value-type="float">
            <text:p>78.6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0568" calcext:value-type="float">
            <text:p>79.05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4927" calcext:value-type="float">
            <text:p>79.49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282" calcext:value-type="float">
            <text:p>79.92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632" calcext:value-type="float">
            <text:p>80.36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7978" calcext:value-type="float">
            <text:p>80.79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32" calcext:value-type="float">
            <text:p>81.2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657" calcext:value-type="float">
            <text:p>81.66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099" calcext:value-type="float">
            <text:p>82.0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318" calcext:value-type="float">
            <text:p>82.53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642" calcext:value-type="float">
            <text:p>82.96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962" calcext:value-type="float">
            <text:p>83.39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277" calcext:value-type="float">
            <text:p>83.82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2587" calcext:value-type="float">
            <text:p>84.25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6893" calcext:value-type="float">
            <text:p>84.6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195" calcext:value-type="float">
            <text:p>85.11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492" calcext:value-type="float">
            <text:p>85.54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9785" calcext:value-type="float">
            <text:p>85.97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4074" calcext:value-type="float">
            <text:p>86.40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8358" calcext:value-type="float">
            <text:p>86.83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638" calcext:value-type="float">
            <text:p>87.26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6913" calcext:value-type="float">
            <text:p>87.69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1184" calcext:value-type="float">
            <text:p>88.11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451" calcext:value-type="float">
            <text:p>88.54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9713" calcext:value-type="float">
            <text:p>88.97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397" calcext:value-type="float">
            <text:p>89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8224" calcext:value-type="float">
            <text:p>89.82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2473" calcext:value-type="float">
            <text:p>90.24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6717" calcext:value-type="float">
            <text:p>90.67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0958" calcext:value-type="float">
            <text:p>91.09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193" calcext:value-type="float">
            <text:p>91.51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9425" calcext:value-type="float">
            <text:p>91.94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3652" calcext:value-type="float">
            <text:p>92.36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875" calcext:value-type="float">
            <text:p>92.78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093" calcext:value-type="float">
            <text:p>93.20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307" calcext:value-type="float">
            <text:p>93.6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0517" calcext:value-type="float">
            <text:p>94.05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4722" calcext:value-type="float">
            <text:p>94.47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8923" calcext:value-type="float">
            <text:p>94.89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3119" calcext:value-type="float">
            <text:p>95.31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7312" calcext:value-type="float">
            <text:p>95.73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1499" calcext:value-type="float">
            <text:p>96.14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5683" calcext:value-type="float">
            <text:p>96.56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9862" calcext:value-type="float">
            <text:p>96.98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4037" calcext:value-type="float">
            <text:p>97.40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8207" calcext:value-type="float">
            <text:p>97.82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373" calcext:value-type="float">
            <text:p>98.2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535" calcext:value-type="float">
            <text:p>98.65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693" calcext:value-type="float">
            <text:p>99.06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846" calcext:value-type="float">
            <text:p>99.48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994" calcext:value-type="float">
            <text:p>99.89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14" calcext:value-type="float">
            <text:p>100.3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28" calcext:value-type="float">
            <text:p>100.7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41" calcext:value-type="float">
            <text:p>101.1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55" calcext:value-type="float">
            <text:p>101.5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67" calcext:value-type="float">
            <text:p>101.9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8" calcext:value-type="float">
            <text:p>102.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91" calcext:value-type="float">
            <text:p>102.7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03" calcext:value-type="float">
            <text:p>103.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14" calcext:value-type="float">
            <text:p>103.6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024" calcext:value-type="float">
            <text:p>104.0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435" calcext:value-type="float">
            <text:p>104.4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844" calcext:value-type="float">
            <text:p>104.8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254" calcext:value-type="float">
            <text:p>105.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662" calcext:value-type="float">
            <text:p>105.6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071" calcext:value-type="float">
            <text:p>106.0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479" calcext:value-type="float">
            <text:p>106.4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886" calcext:value-type="float">
            <text:p>106.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293" calcext:value-type="float">
            <text:p>107.2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106" calcext:value-type="float">
            <text:p>108.1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512" calcext:value-type="float">
            <text:p>108.5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918" calcext:value-type="float">
            <text:p>108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323" calcext:value-type="float">
            <text:p>109.3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727" calcext:value-type="float">
            <text:p>109.7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131" calcext:value-type="float">
            <text:p>110.1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535" calcext:value-type="float">
            <text:p>110.5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38" calcext:value-type="float">
            <text:p>110.9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41" calcext:value-type="float">
            <text:p>111.3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744" calcext:value-type="float">
            <text:p>111.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146" calcext:value-type="float">
            <text:p>112.1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547" calcext:value-type="float">
            <text:p>112.5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948" calcext:value-type="float">
            <text:p>112.9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349" calcext:value-type="float">
            <text:p>113.3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49" calcext:value-type="float">
            <text:p>113.7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49" calcext:value-type="float">
            <text:p>114.1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549" calcext:value-type="float">
            <text:p>114.5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948" calcext:value-type="float">
            <text:p>114.9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346" calcext:value-type="float">
            <text:p>115.3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744" calcext:value-type="float">
            <text:p>115.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142" calcext:value-type="float">
            <text:p>116.1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539" calcext:value-type="float">
            <text:p>116.5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936" calcext:value-type="float">
            <text:p>116.9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333" calcext:value-type="float">
            <text:p>117.3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729" calcext:value-type="float">
            <text:p>117.7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125" calcext:value-type="float">
            <text:p>118.1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52" calcext:value-type="float">
            <text:p>118.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915" calcext:value-type="float">
            <text:p>118.9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309" calcext:value-type="float">
            <text:p>119.3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703" calcext:value-type="float">
            <text:p>119.7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096" calcext:value-type="float">
            <text:p>120.0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49" calcext:value-type="float">
            <text:p>120.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882" calcext:value-type="float">
            <text:p>120.8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275" calcext:value-type="float">
            <text:p>121.2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666" calcext:value-type="float">
            <text:p>121.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058" calcext:value-type="float">
            <text:p>122.0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49" calcext:value-type="float">
            <text:p>122.4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839" calcext:value-type="float">
            <text:p>122.8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23" calcext:value-type="float">
            <text:p>123.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619" calcext:value-type="float">
            <text:p>123.6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009" calcext:value-type="float">
            <text:p>124.0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398" calcext:value-type="float">
            <text:p>124.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786" calcext:value-type="float">
            <text:p>124.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174" calcext:value-type="float">
            <text:p>125.1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562" calcext:value-type="float">
            <text:p>125.5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49" calcext:value-type="float">
            <text:p>125.9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336" calcext:value-type="float">
            <text:p>126.3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723" calcext:value-type="float">
            <text:p>126.7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109" calcext:value-type="float">
            <text:p>127.1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494" calcext:value-type="float">
            <text:p>127.4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879" calcext:value-type="float">
            <text:p>127.8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264" calcext:value-type="float">
            <text:p>128.2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648" calcext:value-type="float">
            <text:p>128.6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032" calcext:value-type="float">
            <text:p>129.0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416" calcext:value-type="float">
            <text:p>129.4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799" calcext:value-type="float">
            <text:p>129.7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182" calcext:value-type="float">
            <text:p>130.1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564" calcext:value-type="float">
            <text:p>130.5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6" calcext:value-type="float">
            <text:p>130.9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327" calcext:value-type="float">
            <text:p>131.3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708" calcext:value-type="float">
            <text:p>131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089" calcext:value-type="float">
            <text:p>132.0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469" calcext:value-type="float">
            <text:p>132.4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849" calcext:value-type="float">
            <text:p>132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228" calcext:value-type="float">
            <text:p>133.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607" calcext:value-type="float">
            <text:p>133.6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86" calcext:value-type="float">
            <text:p>133.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64" calcext:value-type="float">
            <text:p>134.3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742" calcext:value-type="float">
            <text:p>134.7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119" calcext:value-type="float">
            <text:p>135.1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496" calcext:value-type="float">
            <text:p>135.4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873" calcext:value-type="float">
            <text:p>135.8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249" calcext:value-type="float">
            <text:p>136.2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624" calcext:value-type="float">
            <text:p>136.6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375" calcext:value-type="float">
            <text:p>137.3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749" calcext:value-type="float">
            <text:p>137.7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123" calcext:value-type="float">
            <text:p>138.1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497" calcext:value-type="float">
            <text:p>138.4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7" calcext:value-type="float">
            <text:p>138.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43" calcext:value-type="float">
            <text:p>139.2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615" calcext:value-type="float">
            <text:p>139.6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987" calcext:value-type="float">
            <text:p>139.9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359" calcext:value-type="float">
            <text:p>140.3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73" calcext:value-type="float">
            <text:p>140.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101" calcext:value-type="float">
            <text:p>141.1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472" calcext:value-type="float">
            <text:p>141.4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842" calcext:value-type="float">
            <text:p>141.8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211" calcext:value-type="float">
            <text:p>142.2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58" calcext:value-type="float">
            <text:p>142.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949" calcext:value-type="float">
            <text:p>142.9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318" calcext:value-type="float">
            <text:p>143.3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686" calcext:value-type="float">
            <text:p>143.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053" calcext:value-type="float">
            <text:p>144.0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42" calcext:value-type="float">
            <text:p>144.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87" calcext:value-type="float">
            <text:p>144.7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153" calcext:value-type="float">
            <text:p>145.1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519" calcext:value-type="float">
            <text:p>145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885" calcext:value-type="float">
            <text:p>145.8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615" calcext:value-type="float">
            <text:p>146.6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979" calcext:value-type="float">
            <text:p>146.9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43" calcext:value-type="float">
            <text:p>147.3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707" calcext:value-type="float">
            <text:p>147.7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07" calcext:value-type="float">
            <text:p>148.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433" calcext:value-type="float">
            <text:p>148.4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795" calcext:value-type="float">
            <text:p>148.7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157" calcext:value-type="float">
            <text:p>149.1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519" calcext:value-type="float">
            <text:p>149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8" calcext:value-type="float">
            <text:p>149.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241" calcext:value-type="float">
            <text:p>150.2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601" calcext:value-type="float">
            <text:p>150.6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961" calcext:value-type="float">
            <text:p>150.9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32" calcext:value-type="float">
            <text:p>151.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038" calcext:value-type="float">
            <text:p>152.0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397" calcext:value-type="float">
            <text:p>152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755" calcext:value-type="float">
            <text:p>152.7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112" calcext:value-type="float">
            <text:p>153.1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47" calcext:value-type="float">
            <text:p>153.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826" calcext:value-type="float">
            <text:p>153.8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83" calcext:value-type="float">
            <text:p>154.1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539" calcext:value-type="float">
            <text:p>154.5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894" calcext:value-type="float">
            <text:p>154.8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25" calcext:value-type="float">
            <text:p>155.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604" calcext:value-type="float">
            <text:p>155.6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59" calcext:value-type="float">
            <text:p>155.9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313" calcext:value-type="float">
            <text:p>156.3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667" calcext:value-type="float">
            <text:p>156.6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02" calcext:value-type="float">
            <text:p>157.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73" calcext:value-type="float">
            <text:p>157.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725" calcext:value-type="float">
            <text:p>157.7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077" calcext:value-type="float">
            <text:p>158.0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429" calcext:value-type="float">
            <text:p>158.4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8" calcext:value-type="float">
            <text:p>158.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131" calcext:value-type="float">
            <text:p>159.1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481" calcext:value-type="float">
            <text:p>159.4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832" calcext:value-type="float">
            <text:p>159.8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181" calcext:value-type="float">
            <text:p>160.1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531" calcext:value-type="float">
            <text:p>160.5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88" calcext:value-type="float">
            <text:p>160.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228" calcext:value-type="float">
            <text:p>161.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576" calcext:value-type="float">
            <text:p>161.5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924" calcext:value-type="float">
            <text:p>161.9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271" calcext:value-type="float">
            <text:p>162.2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618" calcext:value-type="float">
            <text:p>162.6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65" calcext:value-type="float">
            <text:p>162.9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311" calcext:value-type="float">
            <text:p>163.3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657" calcext:value-type="float">
            <text:p>163.6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002" calcext:value-type="float">
            <text:p>164.0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348" calcext:value-type="float">
            <text:p>164.3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692" calcext:value-type="float">
            <text:p>164.6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036" calcext:value-type="float">
            <text:p>165.0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38" calcext:value-type="float">
            <text:p>165.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24" calcext:value-type="float">
            <text:p>165.7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067" calcext:value-type="float">
            <text:p>166.0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41" calcext:value-type="float">
            <text:p>166.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752" calcext:value-type="float">
            <text:p>166.7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094" calcext:value-type="float">
            <text:p>167.0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436" calcext:value-type="float">
            <text:p>167.4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777" calcext:value-type="float">
            <text:p>167.7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118" calcext:value-type="float">
            <text:p>168.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458" calcext:value-type="float">
            <text:p>168.4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798" calcext:value-type="float">
            <text:p>168.7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38" calcext:value-type="float">
            <text:p>169.1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477" calcext:value-type="float">
            <text:p>169.4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816" calcext:value-type="float">
            <text:p>169.8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154" calcext:value-type="float">
            <text:p>170.1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493" calcext:value-type="float">
            <text:p>170.4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83" calcext:value-type="float">
            <text:p>170.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168" calcext:value-type="float">
            <text:p>171.1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505" calcext:value-type="float">
            <text:p>171.5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841" calcext:value-type="float">
            <text:p>171.8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177" calcext:value-type="float">
            <text:p>172.1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513" calcext:value-type="float">
            <text:p>172.5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849" calcext:value-type="float">
            <text:p>172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184" calcext:value-type="float">
            <text:p>173.1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519" calcext:value-type="float">
            <text:p>173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853" calcext:value-type="float">
            <text:p>173.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187" calcext:value-type="float">
            <text:p>174.1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52" calcext:value-type="float">
            <text:p>174.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854" calcext:value-type="float">
            <text:p>174.8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186" calcext:value-type="float">
            <text:p>175.1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519" calcext:value-type="float">
            <text:p>175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851" calcext:value-type="float">
            <text:p>175.8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183" calcext:value-type="float">
            <text:p>176.1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514" calcext:value-type="float">
            <text:p>176.5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845" calcext:value-type="float">
            <text:p>176.8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175" calcext:value-type="float">
            <text:p>177.1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506" calcext:value-type="float">
            <text:p>177.5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835" calcext:value-type="float">
            <text:p>177.8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165" calcext:value-type="float">
            <text:p>178.1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494" calcext:value-type="float">
            <text:p>178.4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822" calcext:value-type="float">
            <text:p>178.8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151" calcext:value-type="float">
            <text:p>179.1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479" calcext:value-type="float">
            <text:p>179.4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806" calcext:value-type="float">
            <text:p>179.8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133" calcext:value-type="float">
            <text:p>180.1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46" calcext:value-type="float">
            <text:p>180.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787" calcext:value-type="float">
            <text:p>180.7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113" calcext:value-type="float">
            <text:p>181.1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438" calcext:value-type="float">
            <text:p>181.4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764" calcext:value-type="float">
            <text:p>181.7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089" calcext:value-type="float">
            <text:p>182.0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413" calcext:value-type="float">
            <text:p>182.4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737" calcext:value-type="float">
            <text:p>182.7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061" calcext:value-type="float">
            <text:p>183.0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385" calcext:value-type="float">
            <text:p>183.3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708" calcext:value-type="float">
            <text:p>183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031" calcext:value-type="float">
            <text:p>184.0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353" calcext:value-type="float">
            <text:p>184.3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675" calcext:value-type="float">
            <text:p>184.6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996" calcext:value-type="float">
            <text:p>184.9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318" calcext:value-type="float">
            <text:p>185.3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639" calcext:value-type="float">
            <text:p>185.6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959" calcext:value-type="float">
            <text:p>185.9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279" calcext:value-type="float">
            <text:p>186.2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599" calcext:value-type="float">
            <text:p>186.5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918" calcext:value-type="float">
            <text:p>186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237" calcext:value-type="float">
            <text:p>187.2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556" calcext:value-type="float">
            <text:p>187.5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874" calcext:value-type="float">
            <text:p>187.8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192" calcext:value-type="float">
            <text:p>188.1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51" calcext:value-type="float">
            <text:p>188.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827" calcext:value-type="float">
            <text:p>188.8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144" calcext:value-type="float">
            <text:p>189.1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46" calcext:value-type="float">
            <text:p>189.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776" calcext:value-type="float">
            <text:p>189.7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92" calcext:value-type="float">
            <text:p>190.0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408" calcext:value-type="float">
            <text:p>190.4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723" calcext:value-type="float">
            <text:p>190.7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037" calcext:value-type="float">
            <text:p>191.0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352" calcext:value-type="float">
            <text:p>191.3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665" calcext:value-type="float">
            <text:p>191.6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979" calcext:value-type="float">
            <text:p>191.9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292" calcext:value-type="float">
            <text:p>192.2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605" calcext:value-type="float">
            <text:p>192.6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918" calcext:value-type="float">
            <text:p>192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23" calcext:value-type="float">
            <text:p>193.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541" calcext:value-type="float">
            <text:p>193.5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853" calcext:value-type="float">
            <text:p>193.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164" calcext:value-type="float">
            <text:p>194.1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475" calcext:value-type="float">
            <text:p>194.4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785" calcext:value-type="float">
            <text:p>194.7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095" calcext:value-type="float">
            <text:p>195.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404" calcext:value-type="float">
            <text:p>195.4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714" calcext:value-type="float">
            <text:p>195.7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023" calcext:value-type="float">
            <text:p>196.0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331" calcext:value-type="float">
            <text:p>196.3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639" calcext:value-type="float">
            <text:p>196.6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947" calcext:value-type="float">
            <text:p>196.9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254" calcext:value-type="float">
            <text:p>197.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562" calcext:value-type="float">
            <text:p>197.5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868" calcext:value-type="float">
            <text:p>197.8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175" calcext:value-type="float">
            <text:p>198.1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481" calcext:value-type="float">
            <text:p>198.4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786" calcext:value-type="float">
            <text:p>198.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092" calcext:value-type="float">
            <text:p>199.0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397" calcext:value-type="float">
            <text:p>199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701" calcext:value-type="float">
            <text:p>199.7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005" calcext:value-type="float">
            <text:p>200.0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309" calcext:value-type="float">
            <text:p>200.3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613" calcext:value-type="float">
            <text:p>200.6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916" calcext:value-type="float">
            <text:p>200.9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219" calcext:value-type="float">
            <text:p>201.2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521" calcext:value-type="float">
            <text:p>201.5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824" calcext:value-type="float">
            <text:p>201.8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125" calcext:value-type="float">
            <text:p>202.1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427" calcext:value-type="float">
            <text:p>202.4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728" calcext:value-type="float">
            <text:p>202.7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029" calcext:value-type="float">
            <text:p>203.0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329" calcext:value-type="float">
            <text:p>203.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629" calcext:value-type="float">
            <text:p>203.6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929" calcext:value-type="float">
            <text:p>203.9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228" calcext:value-type="float">
            <text:p>204.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527" calcext:value-type="float">
            <text:p>204.5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25" calcext:value-type="float">
            <text:p>204.8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124" calcext:value-type="float">
            <text:p>205.1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422" calcext:value-type="float">
            <text:p>205.4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719" calcext:value-type="float">
            <text:p>205.7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016" calcext:value-type="float">
            <text:p>206.0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313" calcext:value-type="float">
            <text:p>206.3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61" calcext:value-type="float">
            <text:p>206.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906" calcext:value-type="float">
            <text:p>206.9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202" calcext:value-type="float">
            <text:p>207.2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497" calcext:value-type="float">
            <text:p>207.4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792" calcext:value-type="float">
            <text:p>207.7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087" calcext:value-type="float">
            <text:p>208.0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382" calcext:value-type="float">
            <text:p>208.3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676" calcext:value-type="float">
            <text:p>208.6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969" calcext:value-type="float">
            <text:p>208.9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263" calcext:value-type="float">
            <text:p>209.2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556" calcext:value-type="float">
            <text:p>209.5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849" calcext:value-type="float">
            <text:p>209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141" calcext:value-type="float">
            <text:p>210.1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433" calcext:value-type="float">
            <text:p>210.4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725" calcext:value-type="float">
            <text:p>210.7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016" calcext:value-type="float">
            <text:p>211.0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307" calcext:value-type="float">
            <text:p>211.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598" calcext:value-type="float">
            <text:p>211.5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888" calcext:value-type="float">
            <text:p>211.8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178" calcext:value-type="float">
            <text:p>212.1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468" calcext:value-type="float">
            <text:p>212.4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757" calcext:value-type="float">
            <text:p>212.7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046" calcext:value-type="float">
            <text:p>213.0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334" calcext:value-type="float">
            <text:p>213.3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23" calcext:value-type="float">
            <text:p>213.6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91" calcext:value-type="float">
            <text:p>213.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198" calcext:value-type="float">
            <text:p>214.1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85" calcext:value-type="float">
            <text:p>214.4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72" calcext:value-type="float">
            <text:p>214.7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89" calcext:value-type="float">
            <text:p>214.5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178" calcext:value-type="float">
            <text:p>214.1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769" calcext:value-type="float">
            <text:p>213.7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36" calcext:value-type="float">
            <text:p>213.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953" calcext:value-type="float">
            <text:p>212.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546" calcext:value-type="float">
            <text:p>212.5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14" calcext:value-type="float">
            <text:p>212.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735" calcext:value-type="float">
            <text:p>211.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33" calcext:value-type="float">
            <text:p>211.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927" calcext:value-type="float">
            <text:p>210.9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524" calcext:value-type="float">
            <text:p>210.5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123" calcext:value-type="float">
            <text:p>210.1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722" calcext:value-type="float">
            <text:p>209.7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322" calcext:value-type="float">
            <text:p>209.3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923" calcext:value-type="float">
            <text:p>208.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524" calcext:value-type="float">
            <text:p>208.5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127" calcext:value-type="float">
            <text:p>208.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73" calcext:value-type="float">
            <text:p>207.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334" calcext:value-type="float">
            <text:p>207.3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939" calcext:value-type="float">
            <text:p>206.9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545" calcext:value-type="float">
            <text:p>206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152" calcext:value-type="float">
            <text:p>206.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76" calcext:value-type="float">
            <text:p>205.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368" calcext:value-type="float">
            <text:p>205.3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977" calcext:value-type="float">
            <text:p>204.9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587" calcext:value-type="float">
            <text:p>204.5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198" calcext:value-type="float">
            <text:p>204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81" calcext:value-type="float">
            <text:p>203.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422" calcext:value-type="float">
            <text:p>203.4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036" calcext:value-type="float">
            <text:p>203.0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65" calcext:value-type="float">
            <text:p>202.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265" calcext:value-type="float">
            <text:p>202.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88" calcext:value-type="float">
            <text:p>201.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497" calcext:value-type="float">
            <text:p>201.4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114" calcext:value-type="float">
            <text:p>201.1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733" calcext:value-type="float">
            <text:p>200.7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352" calcext:value-type="float">
            <text:p>200.3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972" calcext:value-type="float">
            <text:p>199.9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592" calcext:value-type="float">
            <text:p>199.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214" calcext:value-type="float">
            <text:p>199.2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836" calcext:value-type="float">
            <text:p>198.8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459" calcext:value-type="float">
            <text:p>198.4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083" calcext:value-type="float">
            <text:p>198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7.707" calcext:value-type="float">
            <text:p>197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7.333" calcext:value-type="float">
            <text:p>197.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959" calcext:value-type="float">
            <text:p>196.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586" calcext:value-type="float">
            <text:p>196.5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214" calcext:value-type="float">
            <text:p>196.2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843" calcext:value-type="float">
            <text:p>195.8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472" calcext:value-type="float">
            <text:p>195.4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102" calcext:value-type="float">
            <text:p>195.1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733" calcext:value-type="float">
            <text:p>194.7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365" calcext:value-type="float">
            <text:p>194.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997" calcext:value-type="float">
            <text:p>193.9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631" calcext:value-type="float">
            <text:p>193.6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265" calcext:value-type="float">
            <text:p>193.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535" calcext:value-type="float">
            <text:p>192.5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172" calcext:value-type="float">
            <text:p>192.1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809" calcext:value-type="float">
            <text:p>191.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447" calcext:value-type="float">
            <text:p>191.4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086" calcext:value-type="float">
            <text:p>191.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725" calcext:value-type="float">
            <text:p>190.7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365" calcext:value-type="float">
            <text:p>190.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006" calcext:value-type="float">
            <text:p>190.0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648" calcext:value-type="float">
            <text:p>189.6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291" calcext:value-type="float">
            <text:p>189.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934" calcext:value-type="float">
            <text:p>188.9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578" calcext:value-type="float">
            <text:p>188.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223" calcext:value-type="float">
            <text:p>188.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868" calcext:value-type="float">
            <text:p>187.8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515" calcext:value-type="float">
            <text:p>187.5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162" calcext:value-type="float">
            <text:p>187.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809" calcext:value-type="float">
            <text:p>186.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458" calcext:value-type="float">
            <text:p>186.4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107" calcext:value-type="float">
            <text:p>186.1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757" calcext:value-type="float">
            <text:p>185.7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408" calcext:value-type="float">
            <text:p>185.4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06" calcext:value-type="float">
            <text:p>185.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712" calcext:value-type="float">
            <text:p>184.7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365" calcext:value-type="float">
            <text:p>184.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019" calcext:value-type="float">
            <text:p>184.0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673" calcext:value-type="float">
            <text:p>183.6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328" calcext:value-type="float">
            <text:p>183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984" calcext:value-type="float">
            <text:p>182.9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641" calcext:value-type="float">
            <text:p>182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298" calcext:value-type="float">
            <text:p>182.2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956" calcext:value-type="float">
            <text:p>181.9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615" calcext:value-type="float">
            <text:p>181.6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275" calcext:value-type="float">
            <text:p>181.2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935" calcext:value-type="float">
            <text:p>180.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596" calcext:value-type="float">
            <text:p>180.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258" calcext:value-type="float">
            <text:p>180.2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92" calcext:value-type="float">
            <text:p>179.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583" calcext:value-type="float">
            <text:p>179.5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247" calcext:value-type="float">
            <text:p>179.2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912" calcext:value-type="float">
            <text:p>178.9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577" calcext:value-type="float">
            <text:p>178.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243" calcext:value-type="float">
            <text:p>178.2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91" calcext:value-type="float">
            <text:p>177.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577" calcext:value-type="float">
            <text:p>177.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245" calcext:value-type="float">
            <text:p>177.2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914" calcext:value-type="float">
            <text:p>176.9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584" calcext:value-type="float">
            <text:p>176.5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254" calcext:value-type="float">
            <text:p>176.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925" calcext:value-type="float">
            <text:p>175.9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596" calcext:value-type="float">
            <text:p>175.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269" calcext:value-type="float">
            <text:p>175.2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942" calcext:value-type="float">
            <text:p>174.9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615" calcext:value-type="float">
            <text:p>174.6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29" calcext:value-type="float">
            <text:p>174.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965" calcext:value-type="float">
            <text:p>173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641" calcext:value-type="float">
            <text:p>173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317" calcext:value-type="float">
            <text:p>173.3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994" calcext:value-type="float">
            <text:p>172.9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672" calcext:value-type="float">
            <text:p>172.6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351" calcext:value-type="float">
            <text:p>172.3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71" calcext:value-type="float">
            <text:p>171.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39" calcext:value-type="float">
            <text:p>171.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071" calcext:value-type="float">
            <text:p>171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753" calcext:value-type="float">
            <text:p>170.7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436" calcext:value-type="float">
            <text:p>170.4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119" calcext:value-type="float">
            <text:p>170.1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803" calcext:value-type="float">
            <text:p>169.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488" calcext:value-type="float">
            <text:p>169.4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173" calcext:value-type="float">
            <text:p>169.1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859" calcext:value-type="float">
            <text:p>168.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545" calcext:value-type="float">
            <text:p>168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233" calcext:value-type="float">
            <text:p>168.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921" calcext:value-type="float">
            <text:p>167.9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609" calcext:value-type="float">
            <text:p>167.6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298" calcext:value-type="float">
            <text:p>167.2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988" calcext:value-type="float">
            <text:p>166.9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679" calcext:value-type="float">
            <text:p>166.6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37" calcext:value-type="float">
            <text:p>166.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062" calcext:value-type="float">
            <text:p>166.0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754" calcext:value-type="float">
            <text:p>165.7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448" calcext:value-type="float">
            <text:p>165.4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141" calcext:value-type="float">
            <text:p>165.1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836" calcext:value-type="float">
            <text:p>164.8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531" calcext:value-type="float">
            <text:p>164.5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227" calcext:value-type="float">
            <text:p>164.2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923" calcext:value-type="float">
            <text:p>163.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62" calcext:value-type="float">
            <text:p>163.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318" calcext:value-type="float">
            <text:p>163.3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016" calcext:value-type="float">
            <text:p>163.0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715" calcext:value-type="float">
            <text:p>162.7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415" calcext:value-type="float">
            <text:p>162.4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115" calcext:value-type="float">
            <text:p>162.1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816" calcext:value-type="float">
            <text:p>161.8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518" calcext:value-type="float">
            <text:p>161.5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22" calcext:value-type="float">
            <text:p>161.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922" calcext:value-type="float">
            <text:p>160.9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626" calcext:value-type="float">
            <text:p>160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33" calcext:value-type="float">
            <text:p>160.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35" calcext:value-type="float">
            <text:p>160.0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74" calcext:value-type="float">
            <text:p>159.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446" calcext:value-type="float">
            <text:p>159.4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152" calcext:value-type="float">
            <text:p>159.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86" calcext:value-type="float">
            <text:p>158.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567" calcext:value-type="float">
            <text:p>158.5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276" calcext:value-type="float">
            <text:p>158.2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985" calcext:value-type="float">
            <text:p>157.9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694" calcext:value-type="float">
            <text:p>157.6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405" calcext:value-type="float">
            <text:p>157.4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116" calcext:value-type="float">
            <text:p>157.1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827" calcext:value-type="float">
            <text:p>156.8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539" calcext:value-type="float">
            <text:p>156.5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252" calcext:value-type="float">
            <text:p>156.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965" calcext:value-type="float">
            <text:p>155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679" calcext:value-type="float">
            <text:p>155.6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394" calcext:value-type="float">
            <text:p>155.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109" calcext:value-type="float">
            <text:p>155.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824" calcext:value-type="float">
            <text:p>154.8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541" calcext:value-type="float">
            <text:p>154.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258" calcext:value-type="float">
            <text:p>154.2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975" calcext:value-type="float">
            <text:p>153.9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693" calcext:value-type="float">
            <text:p>153.6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412" calcext:value-type="float">
            <text:p>153.4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132" calcext:value-type="float">
            <text:p>153.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851" calcext:value-type="float">
            <text:p>152.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572" calcext:value-type="float">
            <text:p>152.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293" calcext:value-type="float">
            <text:p>152.2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015" calcext:value-type="float">
            <text:p>152.0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737" calcext:value-type="float">
            <text:p>151.7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46" calcext:value-type="float">
            <text:p>151.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183" calcext:value-type="float">
            <text:p>151.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907" calcext:value-type="float">
            <text:p>150.9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632" calcext:value-type="float">
            <text:p>150.6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357" calcext:value-type="float">
            <text:p>150.3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083" calcext:value-type="float">
            <text:p>150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81" calcext:value-type="float">
            <text:p>149.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537" calcext:value-type="float">
            <text:p>149.5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264" calcext:value-type="float">
            <text:p>149.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992" calcext:value-type="float">
            <text:p>148.9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721" calcext:value-type="float">
            <text:p>148.7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45" calcext:value-type="float">
            <text:p>148.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18" calcext:value-type="float">
            <text:p>148.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91" calcext:value-type="float">
            <text:p>147.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641" calcext:value-type="float">
            <text:p>147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373" calcext:value-type="float">
            <text:p>147.3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105" calcext:value-type="float">
            <text:p>147.1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838" calcext:value-type="float">
            <text:p>146.8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571" calcext:value-type="float">
            <text:p>146.5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305" calcext:value-type="float">
            <text:p>146.3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039" calcext:value-type="float">
            <text:p>146.0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774" calcext:value-type="float">
            <text:p>145.7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51" calcext:value-type="float">
            <text:p>145.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246" calcext:value-type="float">
            <text:p>145.2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983" calcext:value-type="float">
            <text:p>144.9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72" calcext:value-type="float">
            <text:p>144.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458" calcext:value-type="float">
            <text:p>144.4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196" calcext:value-type="float">
            <text:p>144.1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935" calcext:value-type="float">
            <text:p>143.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674" calcext:value-type="float">
            <text:p>143.6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414" calcext:value-type="float">
            <text:p>143.4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155" calcext:value-type="float">
            <text:p>143.1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896" calcext:value-type="float">
            <text:p>142.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637" calcext:value-type="float">
            <text:p>142.6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38" calcext:value-type="float">
            <text:p>142.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122" calcext:value-type="float">
            <text:p>142.1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866" calcext:value-type="float">
            <text:p>141.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609" calcext:value-type="float">
            <text:p>141.6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354" calcext:value-type="float">
            <text:p>141.3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099" calcext:value-type="float">
            <text:p>141.0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844" calcext:value-type="float">
            <text:p>140.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59" calcext:value-type="float">
            <text:p>140.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337" calcext:value-type="float">
            <text:p>140.3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084" calcext:value-type="float">
            <text:p>140.0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831" calcext:value-type="float">
            <text:p>139.8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579" calcext:value-type="float">
            <text:p>139.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328" calcext:value-type="float">
            <text:p>139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077" calcext:value-type="float">
            <text:p>139.0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827" calcext:value-type="float">
            <text:p>138.8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577" calcext:value-type="float">
            <text:p>138.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328" calcext:value-type="float">
            <text:p>138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079" calcext:value-type="float">
            <text:p>138.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831" calcext:value-type="float">
            <text:p>137.8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583" calcext:value-type="float">
            <text:p>137.5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336" calcext:value-type="float">
            <text:p>137.3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09" calcext:value-type="float">
            <text:p>137.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844" calcext:value-type="float">
            <text:p>136.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598" calcext:value-type="float">
            <text:p>136.5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353" calcext:value-type="float">
            <text:p>136.3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109" calcext:value-type="float">
            <text:p>136.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865" calcext:value-type="float">
            <text:p>135.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621" calcext:value-type="float">
            <text:p>135.6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378" calcext:value-type="float">
            <text:p>135.3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136" calcext:value-type="float">
            <text:p>135.1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894" calcext:value-type="float">
            <text:p>134.8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652" calcext:value-type="float">
            <text:p>134.6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411" calcext:value-type="float">
            <text:p>134.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171" calcext:value-type="float">
            <text:p>134.1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931" calcext:value-type="float">
            <text:p>133.9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692" calcext:value-type="float">
            <text:p>133.6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453" calcext:value-type="float">
            <text:p>133.4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215" calcext:value-type="float">
            <text:p>133.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977" calcext:value-type="float">
            <text:p>132.9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739" calcext:value-type="float">
            <text:p>132.7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503" calcext:value-type="float">
            <text:p>132.5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266" calcext:value-type="float">
            <text:p>132.2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03" calcext:value-type="float">
            <text:p>132.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795" calcext:value-type="float">
            <text:p>131.7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56" calcext:value-type="float">
            <text:p>131.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326" calcext:value-type="float">
            <text:p>131.3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092" calcext:value-type="float">
            <text:p>131.0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859" calcext:value-type="float">
            <text:p>130.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626" calcext:value-type="float">
            <text:p>130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393" calcext:value-type="float">
            <text:p>130.3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162" calcext:value-type="float">
            <text:p>130.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93" calcext:value-type="float">
            <text:p>129.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699" calcext:value-type="float">
            <text:p>129.6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469" calcext:value-type="float">
            <text:p>129.4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239" calcext:value-type="float">
            <text:p>129.2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009" calcext:value-type="float">
            <text:p>129.0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781" calcext:value-type="float">
            <text:p>128.7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552" calcext:value-type="float">
            <text:p>128.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324" calcext:value-type="float">
            <text:p>128.3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097" calcext:value-type="float">
            <text:p>128.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87" calcext:value-type="float">
            <text:p>127.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643" calcext:value-type="float">
            <text:p>127.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417" calcext:value-type="float">
            <text:p>127.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191" calcext:value-type="float">
            <text:p>127.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966" calcext:value-type="float">
            <text:p>126.9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742" calcext:value-type="float">
            <text:p>126.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518" calcext:value-type="float">
            <text:p>126.5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294" calcext:value-type="float">
            <text:p>126.2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071" calcext:value-type="float">
            <text:p>126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848" calcext:value-type="float">
            <text:p>125.8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626" calcext:value-type="float">
            <text:p>125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404" calcext:value-type="float">
            <text:p>125.4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183" calcext:value-type="float">
            <text:p>125.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962" calcext:value-type="float">
            <text:p>124.9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742" calcext:value-type="float">
            <text:p>124.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522" calcext:value-type="float">
            <text:p>124.5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302" calcext:value-type="float">
            <text:p>124.3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083" calcext:value-type="float">
            <text:p>124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865" calcext:value-type="float">
            <text:p>123.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647" calcext:value-type="float">
            <text:p>123.6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429" calcext:value-type="float">
            <text:p>123.4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212" calcext:value-type="float">
            <text:p>123.2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995" calcext:value-type="float">
            <text:p>122.9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779" calcext:value-type="float">
            <text:p>122.7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564" calcext:value-type="float">
            <text:p>122.5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348" calcext:value-type="float">
            <text:p>122.3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133" calcext:value-type="float">
            <text:p>122.1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919" calcext:value-type="float">
            <text:p>121.9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705" calcext:value-type="float">
            <text:p>121.7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492" calcext:value-type="float">
            <text:p>121.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279" calcext:value-type="float">
            <text:p>121.2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066" calcext:value-type="float">
            <text:p>121.0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854" calcext:value-type="float">
            <text:p>120.8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642" calcext:value-type="float">
            <text:p>120.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431" calcext:value-type="float">
            <text:p>120.4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22" calcext:value-type="float">
            <text:p>120.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01" calcext:value-type="float">
            <text:p>120.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591" calcext:value-type="float">
            <text:p>119.5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382" calcext:value-type="float">
            <text:p>119.3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173" calcext:value-type="float">
            <text:p>119.1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965" calcext:value-type="float">
            <text:p>118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758" calcext:value-type="float">
            <text:p>118.7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55" calcext:value-type="float">
            <text:p>118.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344" calcext:value-type="float">
            <text:p>118.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137" calcext:value-type="float">
            <text:p>118.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931" calcext:value-type="float">
            <text:p>117.9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726" calcext:value-type="float">
            <text:p>117.7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521" calcext:value-type="float">
            <text:p>117.5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316" calcext:value-type="float">
            <text:p>117.3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112" calcext:value-type="float">
            <text:p>117.1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908" calcext:value-type="float">
            <text:p>116.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705" calcext:value-type="float">
            <text:p>116.7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502" calcext:value-type="float">
            <text:p>116.5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098" calcext:value-type="float">
            <text:p>116.0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896" calcext:value-type="float">
            <text:p>115.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695" calcext:value-type="float">
            <text:p>115.6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494" calcext:value-type="float">
            <text:p>115.4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294" calcext:value-type="float">
            <text:p>115.2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094" calcext:value-type="float">
            <text:p>115.0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895" calcext:value-type="float">
            <text:p>114.8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696" calcext:value-type="float">
            <text:p>114.6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497" calcext:value-type="float">
            <text:p>114.4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299" calcext:value-type="float">
            <text:p>114.2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101" calcext:value-type="float">
            <text:p>114.1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904" calcext:value-type="float">
            <text:p>113.9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707" calcext:value-type="float">
            <text:p>113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51" calcext:value-type="float">
            <text:p>113.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314" calcext:value-type="float">
            <text:p>113.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119" calcext:value-type="float">
            <text:p>113.1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923" calcext:value-type="float">
            <text:p>112.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729" calcext:value-type="float">
            <text:p>112.7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534" calcext:value-type="float">
            <text:p>112.5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34" calcext:value-type="float">
            <text:p>112.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147" calcext:value-type="float">
            <text:p>112.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953" calcext:value-type="float">
            <text:p>111.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761" calcext:value-type="float">
            <text:p>111.7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568" calcext:value-type="float">
            <text:p>111.5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376" calcext:value-type="float">
            <text:p>111.3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185" calcext:value-type="float">
            <text:p>111.1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993" calcext:value-type="float">
            <text:p>110.9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803" calcext:value-type="float">
            <text:p>110.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612" calcext:value-type="float">
            <text:p>110.6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422" calcext:value-type="float">
            <text:p>110.4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233" calcext:value-type="float">
            <text:p>110.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044" calcext:value-type="float">
            <text:p>110.0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855" calcext:value-type="float">
            <text:p>109.8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667" calcext:value-type="float">
            <text:p>109.6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479" calcext:value-type="float">
            <text:p>109.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291" calcext:value-type="float">
            <text:p>109.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104" calcext:value-type="float">
            <text:p>109.1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917" calcext:value-type="float">
            <text:p>108.9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731" calcext:value-type="float">
            <text:p>108.7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545" calcext:value-type="float">
            <text:p>108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359" calcext:value-type="float">
            <text:p>108.3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174" calcext:value-type="float">
            <text:p>108.1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989" calcext:value-type="float">
            <text:p>107.9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805" calcext:value-type="float">
            <text:p>107.8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621" calcext:value-type="float">
            <text:p>107.6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437" calcext:value-type="float">
            <text:p>107.4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254" calcext:value-type="float">
            <text:p>107.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071" calcext:value-type="float">
            <text:p>107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889" calcext:value-type="float">
            <text:p>106.8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707" calcext:value-type="float">
            <text:p>106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525" calcext:value-type="float">
            <text:p>106.5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344" calcext:value-type="float">
            <text:p>106.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163" calcext:value-type="float">
            <text:p>106.1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983" calcext:value-type="float">
            <text:p>105.9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802" calcext:value-type="float">
            <text:p>105.8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623" calcext:value-type="float">
            <text:p>105.6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443" calcext:value-type="float">
            <text:p>105.4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264" calcext:value-type="float">
            <text:p>105.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086" calcext:value-type="float">
            <text:p>105.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908" calcext:value-type="float">
            <text:p>104.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73" calcext:value-type="float">
            <text:p>104.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552" calcext:value-type="float">
            <text:p>104.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375" calcext:value-type="float">
            <text:p>104.3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198" calcext:value-type="float">
            <text:p>104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022" calcext:value-type="float">
            <text:p>104.0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846" calcext:value-type="float">
            <text:p>103.8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67" calcext:value-type="float">
            <text:p>103.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495" calcext:value-type="float">
            <text:p>103.4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32" calcext:value-type="float">
            <text:p>103.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146" calcext:value-type="float">
            <text:p>103.1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972" calcext:value-type="float">
            <text:p>102.9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798" calcext:value-type="float">
            <text:p>102.7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625" calcext:value-type="float">
            <text:p>102.6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452" calcext:value-type="float">
            <text:p>102.4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279" calcext:value-type="float">
            <text:p>102.2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107" calcext:value-type="float">
            <text:p>102.1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935" calcext:value-type="float">
            <text:p>101.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763" calcext:value-type="float">
            <text:p>101.7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592" calcext:value-type="float">
            <text:p>101.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421" calcext:value-type="float">
            <text:p>101.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251" calcext:value-type="float">
            <text:p>101.2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081" calcext:value-type="float">
            <text:p>101.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911" calcext:value-type="float">
            <text:p>100.9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741" calcext:value-type="float">
            <text:p>100.7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572" calcext:value-type="float">
            <text:p>100.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404" calcext:value-type="float">
            <text:p>100.4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235" calcext:value-type="float">
            <text:p>100.2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068" calcext:value-type="float">
            <text:p>100.0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8999" calcext:value-type="float">
            <text:p>99.89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7327" calcext:value-type="float">
            <text:p>99.73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5658" calcext:value-type="float">
            <text:p>99.56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3993" calcext:value-type="float">
            <text:p>99.39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2331" calcext:value-type="float">
            <text:p>99.23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0673" calcext:value-type="float">
            <text:p>99.06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9018" calcext:value-type="float">
            <text:p>98.90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7367" calcext:value-type="float">
            <text:p>98.73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5719" calcext:value-type="float">
            <text:p>98.57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4075" calcext:value-type="float">
            <text:p>98.40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2434" calcext:value-type="float">
            <text:p>98.24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0797" calcext:value-type="float">
            <text:p>98.07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9163" calcext:value-type="float">
            <text:p>97.91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7533" calcext:value-type="float">
            <text:p>97.75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5906" calcext:value-type="float">
            <text:p>97.59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4283" calcext:value-type="float">
            <text:p>97.42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2663" calcext:value-type="float">
            <text:p>97.26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1046" calcext:value-type="float">
            <text:p>97.10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9433" calcext:value-type="float">
            <text:p>96.94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7823" calcext:value-type="float">
            <text:p>96.78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6217" calcext:value-type="float">
            <text:p>96.62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4614" calcext:value-type="float">
            <text:p>96.46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3014" calcext:value-type="float">
            <text:p>96.30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1418" calcext:value-type="float">
            <text:p>96.14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9825" calcext:value-type="float">
            <text:p>95.98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8236" calcext:value-type="float">
            <text:p>95.82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665" calcext:value-type="float">
            <text:p>95.6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5067" calcext:value-type="float">
            <text:p>95.50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3488" calcext:value-type="float">
            <text:p>95.34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1912" calcext:value-type="float">
            <text:p>95.19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034" calcext:value-type="float">
            <text:p>95.0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877" calcext:value-type="float">
            <text:p>94.8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7205" calcext:value-type="float">
            <text:p>94.72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5642" calcext:value-type="float">
            <text:p>94.5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4083" calcext:value-type="float">
            <text:p>94.4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2527" calcext:value-type="float">
            <text:p>94.25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0974" calcext:value-type="float">
            <text:p>94.09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9425" calcext:value-type="float">
            <text:p>93.94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7878" calcext:value-type="float">
            <text:p>93.78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6336" calcext:value-type="float">
            <text:p>93.63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4796" calcext:value-type="float">
            <text:p>93.4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326" calcext:value-type="float">
            <text:p>93.3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1727" calcext:value-type="float">
            <text:p>93.17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0197" calcext:value-type="float">
            <text:p>93.01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867" calcext:value-type="float">
            <text:p>92.8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7147" calcext:value-type="float">
            <text:p>92.7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5627" calcext:value-type="float">
            <text:p>92.56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411" calcext:value-type="float">
            <text:p>92.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2597" calcext:value-type="float">
            <text:p>92.25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1086" calcext:value-type="float">
            <text:p>92.1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9579" calcext:value-type="float">
            <text:p>91.9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8075" calcext:value-type="float">
            <text:p>91.80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6574" calcext:value-type="float">
            <text:p>91.65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5076" calcext:value-type="float">
            <text:p>91.50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3582" calcext:value-type="float">
            <text:p>91.35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209" calcext:value-type="float">
            <text:p>91.2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0602" calcext:value-type="float">
            <text:p>91.06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9117" calcext:value-type="float">
            <text:p>90.91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7635" calcext:value-type="float">
            <text:p>90.76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6157" calcext:value-type="float">
            <text:p>90.61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4681" calcext:value-type="float">
            <text:p>90.46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3209" calcext:value-type="float">
            <text:p>90.32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1739" calcext:value-type="float">
            <text:p>90.17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0273" calcext:value-type="float">
            <text:p>90.02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881" calcext:value-type="float">
            <text:p>89.8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735" calcext:value-type="float">
            <text:p>89.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5893" calcext:value-type="float">
            <text:p>89.58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4439" calcext:value-type="float">
            <text:p>89.44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2988" calcext:value-type="float">
            <text:p>89.29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1541" calcext:value-type="float">
            <text:p>89.1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0096" calcext:value-type="float">
            <text:p>89.00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8654" calcext:value-type="float">
            <text:p>88.86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7216" calcext:value-type="float">
            <text:p>88.72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578" calcext:value-type="float">
            <text:p>88.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4348" calcext:value-type="float">
            <text:p>88.43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2919" calcext:value-type="float">
            <text:p>88.29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1492" calcext:value-type="float">
            <text:p>88.1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0069" calcext:value-type="float">
            <text:p>88.00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8649" calcext:value-type="float">
            <text:p>87.86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7231" calcext:value-type="float">
            <text:p>87.72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5817" calcext:value-type="float">
            <text:p>87.58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4406" calcext:value-type="float">
            <text:p>87.44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2998" calcext:value-type="float">
            <text:p>87.29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1592" calcext:value-type="float">
            <text:p>87.1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019" calcext:value-type="float">
            <text:p>87.0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8791" calcext:value-type="float">
            <text:p>86.87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7394" calcext:value-type="float">
            <text:p>86.7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6001" calcext:value-type="float">
            <text:p>86.60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461" calcext:value-type="float">
            <text:p>86.4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3223" calcext:value-type="float">
            <text:p>86.3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1838" calcext:value-type="float">
            <text:p>86.18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0456" calcext:value-type="float">
            <text:p>86.04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9078" calcext:value-type="float">
            <text:p>85.90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7702" calcext:value-type="float">
            <text:p>85.77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6329" calcext:value-type="float">
            <text:p>85.63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4959" calcext:value-type="float">
            <text:p>85.4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3592" calcext:value-type="float">
            <text:p>85.3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2228" calcext:value-type="float">
            <text:p>85.22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0866" calcext:value-type="float">
            <text:p>85.0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9508" calcext:value-type="float">
            <text:p>84.95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8152" calcext:value-type="float">
            <text:p>84.8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68" calcext:value-type="float">
            <text:p>84.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545" calcext:value-type="float">
            <text:p>84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4103" calcext:value-type="float">
            <text:p>84.4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2759" calcext:value-type="float">
            <text:p>84.2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1418" calcext:value-type="float">
            <text:p>84.14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0079" calcext:value-type="float">
            <text:p>84.0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8744" calcext:value-type="float">
            <text:p>83.87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7411" calcext:value-type="float">
            <text:p>83.7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6081" calcext:value-type="float">
            <text:p>83.6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4754" calcext:value-type="float">
            <text:p>83.47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343" calcext:value-type="float">
            <text:p>83.3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2109" calcext:value-type="float">
            <text:p>83.2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079" calcext:value-type="float">
            <text:p>83.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9474" calcext:value-type="float">
            <text:p>82.94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8161" calcext:value-type="float">
            <text:p>82.81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6851" calcext:value-type="float">
            <text:p>82.6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5543" calcext:value-type="float">
            <text:p>82.55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4239" calcext:value-type="float">
            <text:p>82.42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2937" calcext:value-type="float">
            <text:p>82.29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1637" calcext:value-type="float">
            <text:p>82.16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0341" calcext:value-type="float">
            <text:p>82.0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9047" calcext:value-type="float">
            <text:p>81.90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7756" calcext:value-type="float">
            <text:p>81.77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6468" calcext:value-type="float">
            <text:p>81.64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5183" calcext:value-type="float">
            <text:p>81.5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39" calcext:value-type="float">
            <text:p>81.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262" calcext:value-type="float">
            <text:p>81.2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1342" calcext:value-type="float">
            <text:p>81.13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0068" calcext:value-type="float">
            <text:p>81.00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8796" calcext:value-type="float">
            <text:p>80.8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7527" calcext:value-type="float">
            <text:p>80.75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626" calcext:value-type="float">
            <text:p>80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4996" calcext:value-type="float">
            <text:p>80.49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3735" calcext:value-type="float">
            <text:p>80.3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2477" calcext:value-type="float">
            <text:p>80.24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1221" calcext:value-type="float">
            <text:p>80.12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9968" calcext:value-type="float">
            <text:p>79.99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8717" calcext:value-type="float">
            <text:p>79.87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7469" calcext:value-type="float">
            <text:p>79.74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6224" calcext:value-type="float">
            <text:p>79.62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4981" calcext:value-type="float">
            <text:p>79.49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3742" calcext:value-type="float">
            <text:p>79.3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2504" calcext:value-type="float">
            <text:p>79.25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127" calcext:value-type="float">
            <text:p>79.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0037" calcext:value-type="float">
            <text:p>79.00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8808" calcext:value-type="float">
            <text:p>78.88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7581" calcext:value-type="float">
            <text:p>78.7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6357" calcext:value-type="float">
            <text:p>78.63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5135" calcext:value-type="float">
            <text:p>78.51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3916" calcext:value-type="float">
            <text:p>78.39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27" calcext:value-type="float">
            <text:p>78.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1486" calcext:value-type="float">
            <text:p>78.1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0274" calcext:value-type="float">
            <text:p>78.02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9065" calcext:value-type="float">
            <text:p>77.90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7859" calcext:value-type="float">
            <text:p>77.7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6656" calcext:value-type="float">
            <text:p>77.66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5454" calcext:value-type="float">
            <text:p>77.54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4256" calcext:value-type="float">
            <text:p>77.42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306" calcext:value-type="float">
            <text:p>77.3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1866" calcext:value-type="float">
            <text:p>77.1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0676" calcext:value-type="float">
            <text:p>77.06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9487" calcext:value-type="float">
            <text:p>76.94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8301" calcext:value-type="float">
            <text:p>76.83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7118" calcext:value-type="float">
            <text:p>76.71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5937" calcext:value-type="float">
            <text:p>76.59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4759" calcext:value-type="float">
            <text:p>76.4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3583" calcext:value-type="float">
            <text:p>76.35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2409" calcext:value-type="float">
            <text:p>76.24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1238" calcext:value-type="float">
            <text:p>76.1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007" calcext:value-type="float">
            <text:p>76.0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8904" calcext:value-type="float">
            <text:p>75.89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774" calcext:value-type="float">
            <text:p>75.7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6579" calcext:value-type="float">
            <text:p>75.6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5421" calcext:value-type="float">
            <text:p>75.5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4265" calcext:value-type="float">
            <text:p>75.4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3111" calcext:value-type="float">
            <text:p>75.31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196" calcext:value-type="float">
            <text:p>75.1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0811" calcext:value-type="float">
            <text:p>75.08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9665" calcext:value-type="float">
            <text:p>74.96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8521" calcext:value-type="float">
            <text:p>74.85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738" calcext:value-type="float">
            <text:p>74.7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6241" calcext:value-type="float">
            <text:p>74.62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5104" calcext:value-type="float">
            <text:p>74.51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397" calcext:value-type="float">
            <text:p>74.3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2838" calcext:value-type="float">
            <text:p>74.28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1708" calcext:value-type="float">
            <text:p>74.17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0581" calcext:value-type="float">
            <text:p>74.0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9457" calcext:value-type="float">
            <text:p>73.94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8335" calcext:value-type="float">
            <text:p>73.83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7215" calcext:value-type="float">
            <text:p>73.7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6097" calcext:value-type="float">
            <text:p>73.6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4982" calcext:value-type="float">
            <text:p>73.49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3869" calcext:value-type="float">
            <text:p>73.38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2759" calcext:value-type="float">
            <text:p>73.2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1651" calcext:value-type="float">
            <text:p>73.1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0545" calcext:value-type="float">
            <text:p>73.0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9442" calcext:value-type="float">
            <text:p>72.9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8341" calcext:value-type="float">
            <text:p>72.8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7242" calcext:value-type="float">
            <text:p>72.72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6146" calcext:value-type="float">
            <text:p>72.61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5052" calcext:value-type="float">
            <text:p>72.50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396" calcext:value-type="float">
            <text:p>72.3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2871" calcext:value-type="float">
            <text:p>72.28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1783" calcext:value-type="float">
            <text:p>72.17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0699" calcext:value-type="float">
            <text:p>72.06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9616" calcext:value-type="float">
            <text:p>71.96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8536" calcext:value-type="float">
            <text:p>71.85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7458" calcext:value-type="float">
            <text:p>71.74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6383" calcext:value-type="float">
            <text:p>71.63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5309" calcext:value-type="float">
            <text:p>71.53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4238" calcext:value-type="float">
            <text:p>71.4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3169" calcext:value-type="float">
            <text:p>71.31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2103" calcext:value-type="float">
            <text:p>71.2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1038" calcext:value-type="float">
            <text:p>71.10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9976" calcext:value-type="float">
            <text:p>70.99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8917" calcext:value-type="float">
            <text:p>70.89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7859" calcext:value-type="float">
            <text:p>70.7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6804" calcext:value-type="float">
            <text:p>70.68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5751" calcext:value-type="float">
            <text:p>70.57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3651" calcext:value-type="float">
            <text:p>70.3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2605" calcext:value-type="float">
            <text:p>70.26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1561" calcext:value-type="float">
            <text:p>70.1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0519" calcext:value-type="float">
            <text:p>70.05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9479" calcext:value-type="float">
            <text:p>69.9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8442" calcext:value-type="float">
            <text:p>69.8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7406" calcext:value-type="float">
            <text:p>69.74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6373" calcext:value-type="float">
            <text:p>69.63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5342" calcext:value-type="float">
            <text:p>69.53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4314" calcext:value-type="float">
            <text:p>69.4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3287" calcext:value-type="float">
            <text:p>69.32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2263" calcext:value-type="float">
            <text:p>69.22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124" calcext:value-type="float">
            <text:p>69.1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022" calcext:value-type="float">
            <text:p>69.0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9202" calcext:value-type="float">
            <text:p>68.92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8187" calcext:value-type="float">
            <text:p>68.81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7173" calcext:value-type="float">
            <text:p>68.71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6162" calcext:value-type="float">
            <text:p>68.6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5153" calcext:value-type="float">
            <text:p>68.51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4145" calcext:value-type="float">
            <text:p>68.41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314" calcext:value-type="float">
            <text:p>68.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2137" calcext:value-type="float">
            <text:p>68.2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1137" calcext:value-type="float">
            <text:p>68.1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0138" calcext:value-type="float">
            <text:p>68.01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9142" calcext:value-type="float">
            <text:p>67.91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8147" calcext:value-type="float">
            <text:p>67.8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7155" calcext:value-type="float">
            <text:p>67.71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6165" calcext:value-type="float">
            <text:p>67.61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5177" calcext:value-type="float">
            <text:p>67.51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4191" calcext:value-type="float">
            <text:p>67.4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3207" calcext:value-type="float">
            <text:p>67.32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2225" calcext:value-type="float">
            <text:p>67.22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1245" calcext:value-type="float">
            <text:p>67.12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0267" calcext:value-type="float">
            <text:p>67.02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9292" calcext:value-type="float">
            <text:p>66.92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8318" calcext:value-type="float">
            <text:p>66.83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7347" calcext:value-type="float">
            <text:p>66.73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6377" calcext:value-type="float">
            <text:p>66.63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541" calcext:value-type="float">
            <text:p>66.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4445" calcext:value-type="float">
            <text:p>66.44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3482" calcext:value-type="float">
            <text:p>66.34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252" calcext:value-type="float">
            <text:p>66.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1561" calcext:value-type="float">
            <text:p>66.1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0604" calcext:value-type="float">
            <text:p>66.06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5095" calcext:value-type="float">
            <text:p>66.5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9581" calcext:value-type="float">
            <text:p>66.95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4062" calcext:value-type="float">
            <text:p>67.40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854" calcext:value-type="float">
            <text:p>67.8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012" calcext:value-type="float">
            <text:p>68.30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748" calcext:value-type="float">
            <text:p>68.7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1944" calcext:value-type="float">
            <text:p>69.19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6403" calcext:value-type="float">
            <text:p>69.64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0858" calcext:value-type="float">
            <text:p>70.08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308" calcext:value-type="float">
            <text:p>70.53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9754" calcext:value-type="float">
            <text:p>70.97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4195" calcext:value-type="float">
            <text:p>71.41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8632" calcext:value-type="float">
            <text:p>71.86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064" calcext:value-type="float">
            <text:p>72.30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492" calcext:value-type="float">
            <text:p>72.74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1915" calcext:value-type="float">
            <text:p>73.19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334" calcext:value-type="float">
            <text:p>73.63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0748" calcext:value-type="float">
            <text:p>74.07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5158" calcext:value-type="float">
            <text:p>74.51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9564" calcext:value-type="float">
            <text:p>74.95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3965" calcext:value-type="float">
            <text:p>75.39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8361" calcext:value-type="float">
            <text:p>75.83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2753" calcext:value-type="float">
            <text:p>76.27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7141" calcext:value-type="float">
            <text:p>76.71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1524" calcext:value-type="float">
            <text:p>77.15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5902" calcext:value-type="float">
            <text:p>77.59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0277" calcext:value-type="float">
            <text:p>78.02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4647" calcext:value-type="float">
            <text:p>78.46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9012" calcext:value-type="float">
            <text:p>78.90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3373" calcext:value-type="float">
            <text:p>79.3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7729" calcext:value-type="float">
            <text:p>79.77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2081" calcext:value-type="float">
            <text:p>80.20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6429" calcext:value-type="float">
            <text:p>80.64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0772" calcext:value-type="float">
            <text:p>81.07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111" calcext:value-type="float">
            <text:p>81.51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9445" calcext:value-type="float">
            <text:p>81.94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3775" calcext:value-type="float">
            <text:p>82.37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81" calcext:value-type="float">
            <text:p>82.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2421" calcext:value-type="float">
            <text:p>83.24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6738" calcext:value-type="float">
            <text:p>83.67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05" calcext:value-type="float">
            <text:p>84.1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5358" calcext:value-type="float">
            <text:p>84.53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9661" calcext:value-type="float">
            <text:p>84.96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396" calcext:value-type="float">
            <text:p>85.3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254" calcext:value-type="float">
            <text:p>85.8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544" calcext:value-type="float">
            <text:p>86.25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683" calcext:value-type="float">
            <text:p>86.6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1112" calcext:value-type="float">
            <text:p>87.11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5388" calcext:value-type="float">
            <text:p>87.53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661" calcext:value-type="float">
            <text:p>87.96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929" calcext:value-type="float">
            <text:p>88.39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8193" calcext:value-type="float">
            <text:p>88.81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2452" calcext:value-type="float">
            <text:p>89.24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707" calcext:value-type="float">
            <text:p>89.67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0957" calcext:value-type="float">
            <text:p>90.09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5204" calcext:value-type="float">
            <text:p>90.5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9445" calcext:value-type="float">
            <text:p>90.94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3683" calcext:value-type="float">
            <text:p>91.36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7916" calcext:value-type="float">
            <text:p>91.79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2144" calcext:value-type="float">
            <text:p>92.21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6369" calcext:value-type="float">
            <text:p>92.63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0589" calcext:value-type="float">
            <text:p>93.05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4804" calcext:value-type="float">
            <text:p>93.48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015" calcext:value-type="float">
            <text:p>93.90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3222" calcext:value-type="float">
            <text:p>94.32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7425" calcext:value-type="float">
            <text:p>94.74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1623" calcext:value-type="float">
            <text:p>95.16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5816" calcext:value-type="float">
            <text:p>95.58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0006" calcext:value-type="float">
            <text:p>96.00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4191" calcext:value-type="float">
            <text:p>96.41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8371" calcext:value-type="float">
            <text:p>96.83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2548" calcext:value-type="float">
            <text:p>97.25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672" calcext:value-type="float">
            <text:p>97.6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87" calcext:value-type="float">
            <text:p>98.08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051" calcext:value-type="float">
            <text:p>98.50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21" calcext:value-type="float">
            <text:p>98.9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364" calcext:value-type="float">
            <text:p>99.33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515" calcext:value-type="float">
            <text:p>99.75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66" calcext:value-type="float">
            <text:p>100.1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8" calcext:value-type="float">
            <text:p>100.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94" calcext:value-type="float">
            <text:p>100.9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07" calcext:value-type="float">
            <text:p>101.4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2" calcext:value-type="float">
            <text:p>101.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33" calcext:value-type="float">
            <text:p>102.2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45" calcext:value-type="float">
            <text:p>102.6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56" calcext:value-type="float">
            <text:p>103.0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67" calcext:value-type="float">
            <text:p>103.4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78" calcext:value-type="float">
            <text:p>103.8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288" calcext:value-type="float">
            <text:p>104.2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698" calcext:value-type="float">
            <text:p>104.6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108" calcext:value-type="float">
            <text:p>105.1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517" calcext:value-type="float">
            <text:p>105.5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925" calcext:value-type="float">
            <text:p>105.9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333" calcext:value-type="float">
            <text:p>106.3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741" calcext:value-type="float">
            <text:p>106.7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148" calcext:value-type="float">
            <text:p>107.1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555" calcext:value-type="float">
            <text:p>107.5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961" calcext:value-type="float">
            <text:p>107.9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367" calcext:value-type="float">
            <text:p>108.3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773" calcext:value-type="float">
            <text:p>108.7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178" calcext:value-type="float">
            <text:p>109.1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583" calcext:value-type="float">
            <text:p>109.5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987" calcext:value-type="float">
            <text:p>109.9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391" calcext:value-type="float">
            <text:p>110.3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794" calcext:value-type="float">
            <text:p>110.7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197" calcext:value-type="float">
            <text:p>111.1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002" calcext:value-type="float">
            <text:p>112.0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404" calcext:value-type="float">
            <text:p>112.4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805" calcext:value-type="float">
            <text:p>112.8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206" calcext:value-type="float">
            <text:p>113.2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606" calcext:value-type="float">
            <text:p>113.6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007" calcext:value-type="float">
            <text:p>114.0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406" calcext:value-type="float">
            <text:p>114.4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805" calcext:value-type="float">
            <text:p>114.8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204" calcext:value-type="float">
            <text:p>115.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602" calcext:value-type="float">
            <text:p>115.6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398" calcext:value-type="float">
            <text:p>116.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795" calcext:value-type="float">
            <text:p>116.7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191" calcext:value-type="float">
            <text:p>117.1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588" calcext:value-type="float">
            <text:p>117.5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83" calcext:value-type="float">
            <text:p>117.9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379" calcext:value-type="float">
            <text:p>118.3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774" calcext:value-type="float">
            <text:p>118.7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168" calcext:value-type="float">
            <text:p>119.1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562" calcext:value-type="float">
            <text:p>119.5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956" calcext:value-type="float">
            <text:p>119.9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349" calcext:value-type="float">
            <text:p>120.3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742" calcext:value-type="float">
            <text:p>120.7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135" calcext:value-type="float">
            <text:p>121.1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527" calcext:value-type="float">
            <text:p>121.5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918" calcext:value-type="float">
            <text:p>121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309" calcext:value-type="float">
            <text:p>122.3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09" calcext:value-type="float">
            <text:p>123.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48" calcext:value-type="float">
            <text:p>123.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87" calcext:value-type="float">
            <text:p>123.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259" calcext:value-type="float">
            <text:p>124.2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648" calcext:value-type="float">
            <text:p>124.6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036" calcext:value-type="float">
            <text:p>125.0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424" calcext:value-type="float">
            <text:p>125.4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811" calcext:value-type="float">
            <text:p>125.8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198" calcext:value-type="float">
            <text:p>126.1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585" calcext:value-type="float">
            <text:p>126.5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971" calcext:value-type="float">
            <text:p>126.9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357" calcext:value-type="float">
            <text:p>127.3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742" calcext:value-type="float">
            <text:p>127.7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127" calcext:value-type="float">
            <text:p>128.1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511" calcext:value-type="float">
            <text:p>128.5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895" calcext:value-type="float">
            <text:p>128.8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279" calcext:value-type="float">
            <text:p>129.2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662" calcext:value-type="float">
            <text:p>129.6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045" calcext:value-type="float">
            <text:p>130.0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428" calcext:value-type="float">
            <text:p>130.4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81" calcext:value-type="float">
            <text:p>130.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191" calcext:value-type="float">
            <text:p>131.1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572" calcext:value-type="float">
            <text:p>131.5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953" calcext:value-type="float">
            <text:p>131.9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334" calcext:value-type="float">
            <text:p>132.3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714" calcext:value-type="float">
            <text:p>132.7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093" calcext:value-type="float">
            <text:p>133.0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472" calcext:value-type="float">
            <text:p>133.4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851" calcext:value-type="float">
            <text:p>133.8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229" calcext:value-type="float">
            <text:p>134.2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607" calcext:value-type="float">
            <text:p>134.6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985" calcext:value-type="float">
            <text:p>134.9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362" calcext:value-type="float">
            <text:p>135.3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738" calcext:value-type="float">
            <text:p>135.7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115" calcext:value-type="float">
            <text:p>136.1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9" calcext:value-type="float">
            <text:p>136.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866" calcext:value-type="float">
            <text:p>136.8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241" calcext:value-type="float">
            <text:p>137.2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616" calcext:value-type="float">
            <text:p>137.6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99" calcext:value-type="float">
            <text:p>137.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364" calcext:value-type="float">
            <text:p>138.3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737" calcext:value-type="float">
            <text:p>138.7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11" calcext:value-type="float">
            <text:p>139.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483" calcext:value-type="float">
            <text:p>139.4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855" calcext:value-type="float">
            <text:p>139.8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227" calcext:value-type="float">
            <text:p>140.2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598" calcext:value-type="float">
            <text:p>140.5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969" calcext:value-type="float">
            <text:p>140.9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339" calcext:value-type="float">
            <text:p>141.3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71" calcext:value-type="float">
            <text:p>141.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079" calcext:value-type="float">
            <text:p>142.0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449" calcext:value-type="float">
            <text:p>142.4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18" calcext:value-type="float">
            <text:p>142.8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186" calcext:value-type="float">
            <text:p>143.1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54" calcext:value-type="float">
            <text:p>143.5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922" calcext:value-type="float">
            <text:p>143.9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289" calcext:value-type="float">
            <text:p>144.2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656" calcext:value-type="float">
            <text:p>144.6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023" calcext:value-type="float">
            <text:p>145.0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389" calcext:value-type="float">
            <text:p>145.3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755" calcext:value-type="float">
            <text:p>145.7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12" calcext:value-type="float">
            <text:p>146.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485" calcext:value-type="float">
            <text:p>146.4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849" calcext:value-type="float">
            <text:p>146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213" calcext:value-type="float">
            <text:p>147.2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577" calcext:value-type="float">
            <text:p>147.5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4" calcext:value-type="float">
            <text:p>147.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303" calcext:value-type="float">
            <text:p>148.3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666" calcext:value-type="float">
            <text:p>148.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028" calcext:value-type="float">
            <text:p>149.0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39" calcext:value-type="float">
            <text:p>149.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751" calcext:value-type="float">
            <text:p>149.7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112" calcext:value-type="float">
            <text:p>150.1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472" calcext:value-type="float">
            <text:p>150.4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833" calcext:value-type="float">
            <text:p>150.8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92" calcext:value-type="float">
            <text:p>151.1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552" calcext:value-type="float">
            <text:p>151.5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91" calcext:value-type="float">
            <text:p>151.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269" calcext:value-type="float">
            <text:p>152.2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627" calcext:value-type="float">
            <text:p>152.6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985" calcext:value-type="float">
            <text:p>152.9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342" calcext:value-type="float">
            <text:p>153.3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699" calcext:value-type="float">
            <text:p>153.6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056" calcext:value-type="float">
            <text:p>154.0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412" calcext:value-type="float">
            <text:p>154.4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768" calcext:value-type="float">
            <text:p>154.7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123" calcext:value-type="float">
            <text:p>155.1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478" calcext:value-type="float">
            <text:p>155.4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832" calcext:value-type="float">
            <text:p>155.8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187" calcext:value-type="float">
            <text:p>156.1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54" calcext:value-type="float">
            <text:p>156.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894" calcext:value-type="float">
            <text:p>156.8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247" calcext:value-type="float">
            <text:p>157.2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599" calcext:value-type="float">
            <text:p>157.5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952" calcext:value-type="float">
            <text:p>157.9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303" calcext:value-type="float">
            <text:p>158.3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655" calcext:value-type="float">
            <text:p>158.6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006" calcext:value-type="float">
            <text:p>159.0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56" calcext:value-type="float">
            <text:p>159.3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707" calcext:value-type="float">
            <text:p>159.7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57" calcext:value-type="float">
            <text:p>160.0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406" calcext:value-type="float">
            <text:p>160.4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755" calcext:value-type="float">
            <text:p>160.7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104" calcext:value-type="float">
            <text:p>161.1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452" calcext:value-type="float">
            <text:p>161.4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147" calcext:value-type="float">
            <text:p>162.1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495" calcext:value-type="float">
            <text:p>162.4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841" calcext:value-type="float">
            <text:p>162.8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188" calcext:value-type="float">
            <text:p>163.1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534" calcext:value-type="float">
            <text:p>163.5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879" calcext:value-type="float">
            <text:p>163.8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224" calcext:value-type="float">
            <text:p>164.2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569" calcext:value-type="float">
            <text:p>164.5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914" calcext:value-type="float">
            <text:p>164.9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258" calcext:value-type="float">
            <text:p>165.2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601" calcext:value-type="float">
            <text:p>165.6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945" calcext:value-type="float">
            <text:p>165.9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287" calcext:value-type="float">
            <text:p>166.2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63" calcext:value-type="float">
            <text:p>166.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972" calcext:value-type="float">
            <text:p>166.9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314" calcext:value-type="float">
            <text:p>167.3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655" calcext:value-type="float">
            <text:p>167.6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996" calcext:value-type="float">
            <text:p>167.9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337" calcext:value-type="float">
            <text:p>168.3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77" calcext:value-type="float">
            <text:p>168.6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017" calcext:value-type="float">
            <text:p>169.0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356" calcext:value-type="float">
            <text:p>169.3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695" calcext:value-type="float">
            <text:p>169.6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034" calcext:value-type="float">
            <text:p>170.0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372" calcext:value-type="float">
            <text:p>170.3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71" calcext:value-type="float">
            <text:p>170.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047" calcext:value-type="float">
            <text:p>171.0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384" calcext:value-type="float">
            <text:p>171.3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721" calcext:value-type="float">
            <text:p>171.7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58" calcext:value-type="float">
            <text:p>172.0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394" calcext:value-type="float">
            <text:p>172.3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729" calcext:value-type="float">
            <text:p>172.7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064" calcext:value-type="float">
            <text:p>173.0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399" calcext:value-type="float">
            <text:p>173.3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734" calcext:value-type="float">
            <text:p>173.7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068" calcext:value-type="float">
            <text:p>174.0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01" calcext:value-type="float">
            <text:p>174.4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735" calcext:value-type="float">
            <text:p>174.7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068" calcext:value-type="float">
            <text:p>175.0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732" calcext:value-type="float">
            <text:p>175.7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064" calcext:value-type="float">
            <text:p>176.0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396" calcext:value-type="float">
            <text:p>176.3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727" calcext:value-type="float">
            <text:p>176.7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057" calcext:value-type="float">
            <text:p>177.0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388" calcext:value-type="float">
            <text:p>177.3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718" calcext:value-type="float">
            <text:p>177.7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047" calcext:value-type="float">
            <text:p>178.0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376" calcext:value-type="float">
            <text:p>178.3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705" calcext:value-type="float">
            <text:p>178.7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034" calcext:value-type="float">
            <text:p>179.0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362" calcext:value-type="float">
            <text:p>179.3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689" calcext:value-type="float">
            <text:p>179.6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017" calcext:value-type="float">
            <text:p>180.0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44" calcext:value-type="float">
            <text:p>180.3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67" calcext:value-type="float">
            <text:p>180.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996" calcext:value-type="float">
            <text:p>180.9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322" calcext:value-type="float">
            <text:p>181.3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648" calcext:value-type="float">
            <text:p>181.6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973" calcext:value-type="float">
            <text:p>181.9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297" calcext:value-type="float">
            <text:p>182.2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622" calcext:value-type="float">
            <text:p>182.6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946" calcext:value-type="float">
            <text:p>182.9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269" calcext:value-type="float">
            <text:p>183.2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593" calcext:value-type="float">
            <text:p>183.5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915" calcext:value-type="float">
            <text:p>183.9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238" calcext:value-type="float">
            <text:p>184.2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56" calcext:value-type="float">
            <text:p>184.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882" calcext:value-type="float">
            <text:p>184.8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203" calcext:value-type="float">
            <text:p>185.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524" calcext:value-type="float">
            <text:p>185.5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845" calcext:value-type="float">
            <text:p>185.8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165" calcext:value-type="float">
            <text:p>186.1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485" calcext:value-type="float">
            <text:p>186.4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804" calcext:value-type="float">
            <text:p>186.8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124" calcext:value-type="float">
            <text:p>187.1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442" calcext:value-type="float">
            <text:p>187.4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761" calcext:value-type="float">
            <text:p>187.7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079" calcext:value-type="float">
            <text:p>188.0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397" calcext:value-type="float">
            <text:p>188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714" calcext:value-type="float">
            <text:p>188.7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031" calcext:value-type="float">
            <text:p>189.0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348" calcext:value-type="float">
            <text:p>189.3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664" calcext:value-type="float">
            <text:p>189.6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8" calcext:value-type="float">
            <text:p>189.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295" calcext:value-type="float">
            <text:p>190.2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61" calcext:value-type="float">
            <text:p>190.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925" calcext:value-type="float">
            <text:p>190.9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239" calcext:value-type="float">
            <text:p>191.2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554" calcext:value-type="float">
            <text:p>191.5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867" calcext:value-type="float">
            <text:p>191.8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181" calcext:value-type="float">
            <text:p>192.1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94" calcext:value-type="float">
            <text:p>192.4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806" calcext:value-type="float">
            <text:p>192.8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118" calcext:value-type="float">
            <text:p>193.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43" calcext:value-type="float">
            <text:p>193.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742" calcext:value-type="float">
            <text:p>193.7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053" calcext:value-type="float">
            <text:p>194.0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364" calcext:value-type="float">
            <text:p>194.3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674" calcext:value-type="float">
            <text:p>194.6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984" calcext:value-type="float">
            <text:p>194.9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294" calcext:value-type="float">
            <text:p>195.2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603" calcext:value-type="float">
            <text:p>195.6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912" calcext:value-type="float">
            <text:p>195.9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221" calcext:value-type="float">
            <text:p>196.2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529" calcext:value-type="float">
            <text:p>196.5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837" calcext:value-type="float">
            <text:p>196.8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145" calcext:value-type="float">
            <text:p>197.1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452" calcext:value-type="float">
            <text:p>197.4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759" calcext:value-type="float">
            <text:p>197.7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065" calcext:value-type="float">
            <text:p>198.0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372" calcext:value-type="float">
            <text:p>198.3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677" calcext:value-type="float">
            <text:p>198.6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983" calcext:value-type="float">
            <text:p>198.9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288" calcext:value-type="float">
            <text:p>199.2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593" calcext:value-type="float">
            <text:p>199.5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897" calcext:value-type="float">
            <text:p>199.8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201" calcext:value-type="float">
            <text:p>200.2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505" calcext:value-type="float">
            <text:p>200.5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808" calcext:value-type="float">
            <text:p>200.8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111" calcext:value-type="float">
            <text:p>201.1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414" calcext:value-type="float">
            <text:p>201.4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716" calcext:value-type="float">
            <text:p>201.7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018" calcext:value-type="float">
            <text:p>202.0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319" calcext:value-type="float">
            <text:p>202.3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62" calcext:value-type="float">
            <text:p>202.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921" calcext:value-type="float">
            <text:p>202.9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222" calcext:value-type="float">
            <text:p>203.2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522" calcext:value-type="float">
            <text:p>203.5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822" calcext:value-type="float">
            <text:p>203.8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121" calcext:value-type="float">
            <text:p>204.1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42" calcext:value-type="float">
            <text:p>204.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719" calcext:value-type="float">
            <text:p>204.7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017" calcext:value-type="float">
            <text:p>205.0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315" calcext:value-type="float">
            <text:p>205.3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613" calcext:value-type="float">
            <text:p>205.6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91" calcext:value-type="float">
            <text:p>205.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207" calcext:value-type="float">
            <text:p>206.2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504" calcext:value-type="float">
            <text:p>206.5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096" calcext:value-type="float">
            <text:p>207.0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392" calcext:value-type="float">
            <text:p>207.3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687" calcext:value-type="float">
            <text:p>207.6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982" calcext:value-type="float">
            <text:p>207.9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277" calcext:value-type="float">
            <text:p>208.2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571" calcext:value-type="float">
            <text:p>208.5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865" calcext:value-type="float">
            <text:p>208.8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158" calcext:value-type="float">
            <text:p>209.1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451" calcext:value-type="float">
            <text:p>209.4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744" calcext:value-type="float">
            <text:p>209.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037" calcext:value-type="float">
            <text:p>210.0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329" calcext:value-type="float">
            <text:p>210.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621" calcext:value-type="float">
            <text:p>210.6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912" calcext:value-type="float">
            <text:p>210.9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03" calcext:value-type="float">
            <text:p>211.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494" calcext:value-type="float">
            <text:p>211.4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784" calcext:value-type="float">
            <text:p>211.7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074" calcext:value-type="float">
            <text:p>212.0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364" calcext:value-type="float">
            <text:p>212.3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654" calcext:value-type="float">
            <text:p>212.6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943" calcext:value-type="float">
            <text:p>212.9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231" calcext:value-type="float">
            <text:p>213.2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52" calcext:value-type="float">
            <text:p>213.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808" calcext:value-type="float">
            <text:p>213.8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095" calcext:value-type="float">
            <text:p>214.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383" calcext:value-type="float">
            <text:p>214.3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7" calcext:value-type="float">
            <text:p>214.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57" calcext:value-type="float">
            <text:p>214.9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3:14:52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03:22:26.694000000</dc:date>
    <meta:editing-duration>PT1H32M52S</meta:editing-duration>
    <meta:editing-cycles>7</meta:editing-cycles>
    <meta:generator>LibreOffice/7.0.3.1$Windows_X86_64 LibreOffice_project/d7547858d014d4cf69878db179d326fc3483e082</meta:generator>
    <meta:document-statistic meta:table-count="1" meta:cell-count="609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965cm" svg:height="22.005cm" xlink:href=".." xlink:type="simple" chart:class="chart:line" chart:style-name="ch1">
        <chart:legend chart:legend-position="end" svg:x="34.89cm" svg:y="10.205cm" style:legend-expansion="high" chart:style-name="ch2"/>
        <chart:plot-area chart:style-name="ch3" table:cell-range-address="temp_nozzle.A1:temp_nozzle.C1940" chart:data-source-has-labels="row" svg:x="0.799cm" svg:y="0.44cm" svg:width="33.292cm" svg:height="21.125cm">
          <chart:coordinate-region svg:x="1.606cm" svg:y="0.44cm" svg:width="32.485cm" svg:height="19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_nozzle.A2:temp_nozzle.A1940" chart:label-cell-address="temp_nozzle.A1:temp_nozzle.A1" chart:class="chart:line">
            <chart:data-point chart:repeated="1939"/>
          </chart:series>
          <chart:series chart:style-name="ch7" chart:values-cell-range-address="temp_nozzle.B2:temp_nozzle.B1940" chart:label-cell-address="temp_nozzle.B1:temp_nozzle.B1" chart:class="chart:line">
            <chart:data-point chart:repeated="1939"/>
          </chart:series>
          <chart:series chart:style-name="ch8" chart:values-cell-range-address="temp_nozzle.C2:temp_nozzle.C1940" chart:label-cell-address="temp_nozzle.C1:temp_nozzle.C1" chart:class="chart:line">
            <chart:data-point chart:repeated="19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zzle temp [°C]</text:p>
                <draw:g>
                  <svg:desc>temp_nozzle.A1:temp_nozzle.A1</svg:desc>
                </draw:g>
              </table:table-cell>
              <table:table-cell office:value-type="string">
                <text:p>Target temp [°C]</text:p>
                <draw:g>
                  <svg:desc>temp_nozzle.B1:temp_nozzle.B1</svg:desc>
                </draw:g>
              </table:table-cell>
              <table:table-cell office:value-type="string">
                <text:p>Print fan PWM [0 .. 255]</text:p>
                <draw:g>
                  <svg:desc>temp_nozzle.C1:temp_nozz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temp_nozzle.A2:temp_nozzle.A1940</svg:desc>
                </draw:g>
              </table:table-cell>
              <table:table-cell office:value-type="float" office:value="0">
                <text:p>0</text:p>
                <draw:g>
                  <svg:desc>temp_nozzle.B2:temp_nozzle.B1940</svg:desc>
                </draw:g>
              </table:table-cell>
              <table:table-cell office:value-type="float" office:value="0">
                <text:p>0</text:p>
                <draw:g>
                  <svg:desc>temp_nozzle.C2:temp_nozzle.C1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93">
                <text:p>21.4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856">
                <text:p>21.98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4776">
                <text:p>22.47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692">
                <text:p>22.96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604">
                <text:p>23.46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51">
                <text:p>23.9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413">
                <text:p>24.44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931">
                <text:p>24.9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4203">
                <text:p>25.4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9091">
                <text:p>25.90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3974">
                <text:p>26.39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8853">
                <text:p>26.8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3727">
                <text:p>27.37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596">
                <text:p>27.85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3461">
                <text:p>28.34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8321">
                <text:p>28.83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3177">
                <text:p>29.31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028">
                <text:p>29.80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2874">
                <text:p>30.28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715">
                <text:p>30.77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2552">
                <text:p>31.25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385">
                <text:p>31.73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212">
                <text:p>32.22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035">
                <text:p>32.70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1853">
                <text:p>33.1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667">
                <text:p>33.66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1476">
                <text:p>34.14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281">
                <text:p>34.62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108">
                <text:p>35.1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875">
                <text:p>35.58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0666">
                <text:p>36.0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5452">
                <text:p>36.54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0233">
                <text:p>37.02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501">
                <text:p>37.5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9782">
                <text:p>37.97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4549">
                <text:p>38.45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9312">
                <text:p>38.93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407">
                <text:p>39.4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8824">
                <text:p>39.88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3573">
                <text:p>40.35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8317">
                <text:p>40.83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3057">
                <text:p>41.30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7792">
                <text:p>41.77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2522">
                <text:p>42.25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.7248">
                <text:p>42.72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1969">
                <text:p>43.19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6686">
                <text:p>43.6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1398">
                <text:p>44.1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6106">
                <text:p>44.61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0809">
                <text:p>45.08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5507">
                <text:p>45.55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0201">
                <text:p>46.02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489">
                <text:p>46.4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9574">
                <text:p>46.95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.4254">
                <text:p>47.4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.893">
                <text:p>47.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36">
                <text:p>48.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8267">
                <text:p>48.82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2928">
                <text:p>49.29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7585">
                <text:p>49.75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2238">
                <text:p>50.22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6886">
                <text:p>50.6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.1529">
                <text:p>51.15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168">
                <text:p>51.61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.0802">
                <text:p>52.08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5431">
                <text:p>52.54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0057">
                <text:p>53.00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.4677">
                <text:p>53.46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9293">
                <text:p>53.92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.3904">
                <text:p>54.39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.8511">
                <text:p>54.85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3113">
                <text:p>55.31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7711">
                <text:p>55.77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2304">
                <text:p>56.23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6893">
                <text:p>56.6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1477">
                <text:p>57.14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6056">
                <text:p>57.60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0631">
                <text:p>58.06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.5202">
                <text:p>58.52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.9768">
                <text:p>58.97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.4329">
                <text:p>59.4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.8886">
                <text:p>59.8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3438">
                <text:p>60.34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.7986">
                <text:p>60.7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2529">
                <text:p>61.25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7068">
                <text:p>61.70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1602">
                <text:p>62.16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.6132">
                <text:p>62.61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.0657">
                <text:p>63.06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.5177">
                <text:p>63.51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.9693">
                <text:p>63.96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4205">
                <text:p>64.42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.8712">
                <text:p>64.87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.3215">
                <text:p>65.3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7713">
                <text:p>65.77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.2206">
                <text:p>66.22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.6695">
                <text:p>66.66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.118">
                <text:p>67.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566">
                <text:p>67.5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.0135">
                <text:p>68.01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4607">
                <text:p>68.46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.9073">
                <text:p>68.90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.3535">
                <text:p>69.35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.7993">
                <text:p>69.79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.2446">
                <text:p>70.24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.6894">
                <text:p>70.68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.1338">
                <text:p>71.13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.5778">
                <text:p>71.57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.0213">
                <text:p>72.02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.4644">
                <text:p>72.46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907">
                <text:p>72.9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.3492">
                <text:p>73.34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7909">
                <text:p>73.79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2322">
                <text:p>74.23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673">
                <text:p>74.6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.1134">
                <text:p>75.11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.5533">
                <text:p>75.55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9928">
                <text:p>75.99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.4319">
                <text:p>76.43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.8705">
                <text:p>76.87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3086">
                <text:p>77.30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7463">
                <text:p>77.74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1836">
                <text:p>78.18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6204">
                <text:p>78.62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0568">
                <text:p>79.05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.4927">
                <text:p>79.49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9282">
                <text:p>79.92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3632">
                <text:p>80.36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.7978">
                <text:p>80.79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.232">
                <text:p>81.2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.6657">
                <text:p>81.66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2.099">
                <text:p>82.0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.5318">
                <text:p>82.53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.9642">
                <text:p>82.96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.3962">
                <text:p>83.39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.8277">
                <text:p>83.82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.2587">
                <text:p>84.25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6893">
                <text:p>84.6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1195">
                <text:p>85.11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.5492">
                <text:p>85.54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.9785">
                <text:p>85.97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.4074">
                <text:p>86.40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.8358">
                <text:p>86.83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.2638">
                <text:p>87.26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.6913">
                <text:p>87.69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.1184">
                <text:p>88.11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5451">
                <text:p>88.54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9713">
                <text:p>88.97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397">
                <text:p>89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8224">
                <text:p>89.82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2473">
                <text:p>90.24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6717">
                <text:p>90.67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0958">
                <text:p>91.09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5193">
                <text:p>91.51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9425">
                <text:p>91.94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.3652">
                <text:p>92.36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.7875">
                <text:p>92.78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.2093">
                <text:p>93.20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.6307">
                <text:p>93.6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4.0517">
                <text:p>94.05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4722">
                <text:p>94.47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4.8923">
                <text:p>94.89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.3119">
                <text:p>95.31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.7312">
                <text:p>95.73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1499">
                <text:p>96.14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6.5683">
                <text:p>96.56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.9862">
                <text:p>96.98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4037">
                <text:p>97.40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207">
                <text:p>97.82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2373">
                <text:p>98.2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6535">
                <text:p>98.65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0693">
                <text:p>99.06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4846">
                <text:p>99.48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8994">
                <text:p>99.89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.314">
                <text:p>100.3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.728">
                <text:p>100.7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.141">
                <text:p>101.1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.555">
                <text:p>101.5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.967">
                <text:p>101.9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38">
                <text:p>102.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.791">
                <text:p>102.7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.203">
                <text:p>103.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.614">
                <text:p>103.6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.024">
                <text:p>104.0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.435">
                <text:p>104.4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.844">
                <text:p>104.8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.254">
                <text:p>105.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.662">
                <text:p>105.6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6.071">
                <text:p>106.0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.479">
                <text:p>106.4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.886">
                <text:p>106.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7.293">
                <text:p>107.2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7.7">
                <text:p>107.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8.106">
                <text:p>108.1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.512">
                <text:p>108.5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.918">
                <text:p>108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9.323">
                <text:p>109.3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.727">
                <text:p>109.7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.131">
                <text:p>110.1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.535">
                <text:p>110.5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.938">
                <text:p>110.9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.341">
                <text:p>111.3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1.744">
                <text:p>111.7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2.146">
                <text:p>112.1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547">
                <text:p>112.5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2.948">
                <text:p>112.9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.349">
                <text:p>113.3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.749">
                <text:p>113.7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4.149">
                <text:p>114.1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4.549">
                <text:p>114.5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.948">
                <text:p>114.9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.346">
                <text:p>115.3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.744">
                <text:p>115.7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.142">
                <text:p>116.1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.539">
                <text:p>116.5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.936">
                <text:p>116.9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7.333">
                <text:p>117.3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.729">
                <text:p>117.7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8.125">
                <text:p>118.1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8.52">
                <text:p>118.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8.915">
                <text:p>118.9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.309">
                <text:p>119.3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9.703">
                <text:p>119.7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0.096">
                <text:p>120.0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0.49">
                <text:p>120.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0.882">
                <text:p>120.8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1.275">
                <text:p>121.2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1.666">
                <text:p>121.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2.058">
                <text:p>122.0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.449">
                <text:p>122.4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839">
                <text:p>122.8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3.23">
                <text:p>123.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3.619">
                <text:p>123.6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4.009">
                <text:p>124.0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4.398">
                <text:p>124.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4.786">
                <text:p>124.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5.174">
                <text:p>125.1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5.562">
                <text:p>125.5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.949">
                <text:p>125.9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6.336">
                <text:p>126.3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6.723">
                <text:p>126.7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7.109">
                <text:p>127.1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7.494">
                <text:p>127.4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879">
                <text:p>127.8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.264">
                <text:p>128.2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.648">
                <text:p>128.6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9.032">
                <text:p>129.0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9.416">
                <text:p>129.4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9.799">
                <text:p>129.7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0.182">
                <text:p>130.1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.564">
                <text:p>130.5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.946">
                <text:p>130.9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1.327">
                <text:p>131.3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1.708">
                <text:p>131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2.089">
                <text:p>132.0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2.469">
                <text:p>132.4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.849">
                <text:p>132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3.228">
                <text:p>133.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3.607">
                <text:p>133.6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3.986">
                <text:p>133.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4.364">
                <text:p>134.3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4.742">
                <text:p>134.7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5.119">
                <text:p>135.1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5.496">
                <text:p>135.4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5.873">
                <text:p>135.8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6.249">
                <text:p>136.2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624">
                <text:p>136.6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7">
                <text:p>1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7.375">
                <text:p>137.3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.749">
                <text:p>137.7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8.123">
                <text:p>138.1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8.497">
                <text:p>138.4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8.87">
                <text:p>138.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9.243">
                <text:p>139.2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9.615">
                <text:p>139.6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9.987">
                <text:p>139.9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.359">
                <text:p>140.3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.73">
                <text:p>140.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1.101">
                <text:p>141.1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.472">
                <text:p>141.4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.842">
                <text:p>141.8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2.211">
                <text:p>142.2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58">
                <text:p>142.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.949">
                <text:p>142.9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.318">
                <text:p>143.3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.686">
                <text:p>143.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.053">
                <text:p>144.0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.42">
                <text:p>144.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.787">
                <text:p>144.7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.153">
                <text:p>145.1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.519">
                <text:p>145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.885">
                <text:p>145.8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.25">
                <text:p>146.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.615">
                <text:p>146.6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.979">
                <text:p>146.9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7.343">
                <text:p>147.3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.707">
                <text:p>147.7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.07">
                <text:p>148.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8.433">
                <text:p>148.4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.795">
                <text:p>148.7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9.157">
                <text:p>149.1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9.519">
                <text:p>149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9.88">
                <text:p>149.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.241">
                <text:p>150.2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0.601">
                <text:p>150.6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0.961">
                <text:p>150.9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.32">
                <text:p>151.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1.68">
                <text:p>151.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.038">
                <text:p>152.0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2.397">
                <text:p>152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2.755">
                <text:p>152.7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3.112">
                <text:p>153.1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.47">
                <text:p>153.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.826">
                <text:p>153.8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.183">
                <text:p>154.1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.539">
                <text:p>154.5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.894">
                <text:p>154.8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5.25">
                <text:p>155.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5.604">
                <text:p>155.6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5.959">
                <text:p>155.9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6.313">
                <text:p>156.3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6.667">
                <text:p>156.6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.02">
                <text:p>157.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.373">
                <text:p>157.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.725">
                <text:p>157.7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8.077">
                <text:p>158.0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8.429">
                <text:p>158.4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8.78">
                <text:p>158.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9.131">
                <text:p>159.1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9.481">
                <text:p>159.4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9.832">
                <text:p>159.8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0.181">
                <text:p>160.1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0.531">
                <text:p>160.5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.88">
                <text:p>160.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1.228">
                <text:p>161.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1.576">
                <text:p>161.5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1.924">
                <text:p>161.9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2.271">
                <text:p>162.2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2.618">
                <text:p>162.6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2.965">
                <text:p>162.9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3.311">
                <text:p>163.3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3.657">
                <text:p>163.6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.002">
                <text:p>164.0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.348">
                <text:p>164.3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4.692">
                <text:p>164.6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.036">
                <text:p>165.0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.38">
                <text:p>165.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.724">
                <text:p>165.7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6.067">
                <text:p>166.0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.41">
                <text:p>166.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6.752">
                <text:p>166.7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.094">
                <text:p>167.0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7.436">
                <text:p>167.4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7.777">
                <text:p>167.7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8.118">
                <text:p>168.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8.458">
                <text:p>168.4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8.798">
                <text:p>168.7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9.138">
                <text:p>169.1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9.477">
                <text:p>169.4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9.816">
                <text:p>169.8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0.154">
                <text:p>170.1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0.493">
                <text:p>170.4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0.83">
                <text:p>170.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1.168">
                <text:p>171.1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1.505">
                <text:p>171.5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1.841">
                <text:p>171.8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2.177">
                <text:p>172.1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2.513">
                <text:p>172.5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2.849">
                <text:p>172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3.184">
                <text:p>173.1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3.519">
                <text:p>173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3.853">
                <text:p>173.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4.187">
                <text:p>174.1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4.52">
                <text:p>174.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.854">
                <text:p>174.8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5.186">
                <text:p>175.1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5.519">
                <text:p>175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5.851">
                <text:p>175.8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.183">
                <text:p>176.1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6.514">
                <text:p>176.5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6.845">
                <text:p>176.8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7.175">
                <text:p>177.1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7.506">
                <text:p>177.5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7.835">
                <text:p>177.8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8.165">
                <text:p>178.1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8.494">
                <text:p>178.4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8.822">
                <text:p>178.8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.151">
                <text:p>179.1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.479">
                <text:p>179.4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.806">
                <text:p>179.8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.133">
                <text:p>180.1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.46">
                <text:p>180.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.787">
                <text:p>180.7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1.113">
                <text:p>181.1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1.438">
                <text:p>181.4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1.764">
                <text:p>181.7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2.089">
                <text:p>182.0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2.413">
                <text:p>182.4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2.737">
                <text:p>182.7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.061">
                <text:p>183.0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3.385">
                <text:p>183.3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3.708">
                <text:p>183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4.031">
                <text:p>184.0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4.353">
                <text:p>184.3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4.675">
                <text:p>184.6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4.996">
                <text:p>184.9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5.318">
                <text:p>185.3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5.639">
                <text:p>185.6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5.959">
                <text:p>185.9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6.279">
                <text:p>186.2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6.599">
                <text:p>186.5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6.918">
                <text:p>186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7.237">
                <text:p>187.2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7.556">
                <text:p>187.5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7.874">
                <text:p>187.8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8.192">
                <text:p>188.1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8.51">
                <text:p>188.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8.827">
                <text:p>188.8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9.144">
                <text:p>189.1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9.46">
                <text:p>189.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9.776">
                <text:p>189.7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0.092">
                <text:p>190.0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.408">
                <text:p>190.4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0.723">
                <text:p>190.7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1.037">
                <text:p>191.0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1.352">
                <text:p>191.3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1.665">
                <text:p>191.6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.979">
                <text:p>191.9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2.292">
                <text:p>192.2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2.605">
                <text:p>192.6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2.918">
                <text:p>192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3.23">
                <text:p>193.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3.541">
                <text:p>193.5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3.853">
                <text:p>193.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4.164">
                <text:p>194.1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4.475">
                <text:p>194.4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4.785">
                <text:p>194.7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5.095">
                <text:p>195.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.404">
                <text:p>195.4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5.714">
                <text:p>195.7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6.023">
                <text:p>196.0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6.331">
                <text:p>196.3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6.639">
                <text:p>196.6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6.947">
                <text:p>196.9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7.254">
                <text:p>197.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7.562">
                <text:p>197.5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7.868">
                <text:p>197.8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.175">
                <text:p>198.1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8.481">
                <text:p>198.4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8.786">
                <text:p>198.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9.092">
                <text:p>199.0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9.397">
                <text:p>199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.701">
                <text:p>199.7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.005">
                <text:p>200.0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.309">
                <text:p>200.3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.613">
                <text:p>200.6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.916">
                <text:p>200.9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1.219">
                <text:p>201.2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1.521">
                <text:p>201.5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1.824">
                <text:p>201.8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2.125">
                <text:p>202.1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2.427">
                <text:p>202.4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2.728">
                <text:p>202.7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3.029">
                <text:p>203.0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3.329">
                <text:p>203.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.629">
                <text:p>203.6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.929">
                <text:p>203.9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.228">
                <text:p>204.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.527">
                <text:p>204.5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4.825">
                <text:p>204.8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5.124">
                <text:p>205.1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.422">
                <text:p>205.4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.719">
                <text:p>205.7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6.016">
                <text:p>206.0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6.313">
                <text:p>206.3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6.61">
                <text:p>206.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6.906">
                <text:p>206.9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7.202">
                <text:p>207.2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7.497">
                <text:p>207.4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7.792">
                <text:p>207.7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8.087">
                <text:p>208.0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8.382">
                <text:p>208.3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8.676">
                <text:p>208.6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8.969">
                <text:p>208.9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9.263">
                <text:p>209.2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9.556">
                <text:p>209.5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9.849">
                <text:p>209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0.141">
                <text:p>210.1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0.433">
                <text:p>210.4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0.725">
                <text:p>210.7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1.016">
                <text:p>211.0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1.307">
                <text:p>211.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1.598">
                <text:p>211.5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1.888">
                <text:p>211.8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2.178">
                <text:p>212.1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2.468">
                <text:p>212.4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2.757">
                <text:p>212.7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3.046">
                <text:p>213.0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3.334">
                <text:p>213.3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3.623">
                <text:p>213.6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3.91">
                <text:p>213.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4.198">
                <text:p>214.1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4.485">
                <text:p>214.4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4.772">
                <text:p>214.7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4.589">
                <text:p>214.5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4.178">
                <text:p>214.1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3.769">
                <text:p>213.7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3.36">
                <text:p>213.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2.953">
                <text:p>212.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2.546">
                <text:p>212.5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2.14">
                <text:p>212.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1.735">
                <text:p>211.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1.33">
                <text:p>211.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0.927">
                <text:p>210.9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0.524">
                <text:p>210.5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0.123">
                <text:p>210.1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9.722">
                <text:p>209.7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9.322">
                <text:p>209.3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8.923">
                <text:p>208.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8.524">
                <text:p>208.5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8.127">
                <text:p>208.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7.73">
                <text:p>207.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7.334">
                <text:p>207.3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6.939">
                <text:p>206.9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6.545">
                <text:p>206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6.152">
                <text:p>206.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5.76">
                <text:p>205.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5.368">
                <text:p>205.3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4.977">
                <text:p>204.9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4.587">
                <text:p>204.5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4.198">
                <text:p>204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3.81">
                <text:p>203.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3.422">
                <text:p>203.4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3.036">
                <text:p>203.0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2.65">
                <text:p>202.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2.265">
                <text:p>202.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1.88">
                <text:p>201.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1.497">
                <text:p>201.4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1.114">
                <text:p>201.1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0.733">
                <text:p>200.7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0.352">
                <text:p>200.3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9.972">
                <text:p>199.9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9.592">
                <text:p>199.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9.214">
                <text:p>199.2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8.836">
                <text:p>198.8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8.459">
                <text:p>198.4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8.083">
                <text:p>198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7.707">
                <text:p>197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7.333">
                <text:p>197.3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6.959">
                <text:p>196.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6.586">
                <text:p>196.5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6.214">
                <text:p>196.2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5.843">
                <text:p>195.8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5.472">
                <text:p>195.4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5.102">
                <text:p>195.1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4.733">
                <text:p>194.7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4.365">
                <text:p>194.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3.997">
                <text:p>193.9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3.631">
                <text:p>193.6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3.265">
                <text:p>193.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2.9">
                <text:p>192.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2.535">
                <text:p>192.5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2.172">
                <text:p>192.1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1.809">
                <text:p>191.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1.447">
                <text:p>191.4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1.086">
                <text:p>191.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0.725">
                <text:p>190.7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0.365">
                <text:p>190.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0.006">
                <text:p>190.0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9.648">
                <text:p>189.6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9.291">
                <text:p>189.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8.934">
                <text:p>188.9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8.578">
                <text:p>188.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8.223">
                <text:p>188.2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7.868">
                <text:p>187.8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7.515">
                <text:p>187.5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7.162">
                <text:p>187.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6.809">
                <text:p>186.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6.458">
                <text:p>186.4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6.107">
                <text:p>186.1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.757">
                <text:p>185.7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5.408">
                <text:p>185.4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5.06">
                <text:p>185.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4.712">
                <text:p>184.7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4.365">
                <text:p>184.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4.019">
                <text:p>184.0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3.673">
                <text:p>183.6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3.328">
                <text:p>183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.984">
                <text:p>182.9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.641">
                <text:p>182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2.298">
                <text:p>182.2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1.956">
                <text:p>181.9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1.615">
                <text:p>181.6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1.275">
                <text:p>181.2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0.935">
                <text:p>180.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0.596">
                <text:p>180.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0.258">
                <text:p>180.2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.92">
                <text:p>179.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9.583">
                <text:p>179.5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9.247">
                <text:p>179.2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8.912">
                <text:p>178.9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8.577">
                <text:p>178.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8.243">
                <text:p>178.2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7.91">
                <text:p>177.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7.577">
                <text:p>177.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7.245">
                <text:p>177.2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6.914">
                <text:p>176.9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6.584">
                <text:p>176.5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.254">
                <text:p>176.2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5.925">
                <text:p>175.9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5.596">
                <text:p>175.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5.269">
                <text:p>175.2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4.942">
                <text:p>174.9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4.615">
                <text:p>174.6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4.29">
                <text:p>174.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3.965">
                <text:p>173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3.641">
                <text:p>173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3.317">
                <text:p>173.3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2.994">
                <text:p>172.9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2.672">
                <text:p>172.6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2.351">
                <text:p>172.3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2.03">
                <text:p>172.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1.71">
                <text:p>171.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1.39">
                <text:p>171.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1.071">
                <text:p>171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.753">
                <text:p>170.7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.436">
                <text:p>170.4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.119">
                <text:p>170.1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9.803">
                <text:p>169.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9.488">
                <text:p>169.4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9.173">
                <text:p>169.1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8.859">
                <text:p>168.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.545">
                <text:p>168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8.233">
                <text:p>168.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7.921">
                <text:p>167.9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7.609">
                <text:p>167.6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7.298">
                <text:p>167.2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6.988">
                <text:p>166.9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6.679">
                <text:p>166.6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6.37">
                <text:p>166.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6.062">
                <text:p>166.0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.754">
                <text:p>165.7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448">
                <text:p>165.4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.141">
                <text:p>165.1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4.836">
                <text:p>164.8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4.531">
                <text:p>164.5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4.227">
                <text:p>164.2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3.923">
                <text:p>163.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3.62">
                <text:p>163.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3.318">
                <text:p>163.3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3.016">
                <text:p>163.0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2.715">
                <text:p>162.7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2.415">
                <text:p>162.4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2.115">
                <text:p>162.1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.816">
                <text:p>161.8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.518">
                <text:p>161.5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.22">
                <text:p>161.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0.922">
                <text:p>160.9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0.626">
                <text:p>160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0.33">
                <text:p>160.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0.035">
                <text:p>160.0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9.74">
                <text:p>159.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9.446">
                <text:p>159.4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9.152">
                <text:p>159.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8.86">
                <text:p>158.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8.567">
                <text:p>158.5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8.276">
                <text:p>158.2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.985">
                <text:p>157.9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.694">
                <text:p>157.6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.405">
                <text:p>157.4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.116">
                <text:p>157.1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6.827">
                <text:p>156.8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.539">
                <text:p>156.5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6.252">
                <text:p>156.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5.965">
                <text:p>155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5.679">
                <text:p>155.6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5.394">
                <text:p>155.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5.109">
                <text:p>155.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4.824">
                <text:p>154.8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4.541">
                <text:p>154.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4.258">
                <text:p>154.2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3.975">
                <text:p>153.9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3.693">
                <text:p>153.6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3.412">
                <text:p>153.4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3.132">
                <text:p>153.1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2.851">
                <text:p>152.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2.572">
                <text:p>152.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2.293">
                <text:p>152.2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2.015">
                <text:p>152.0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1.737">
                <text:p>151.7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1.46">
                <text:p>151.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1.183">
                <text:p>151.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.907">
                <text:p>150.9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0.632">
                <text:p>150.6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0.357">
                <text:p>150.3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0.083">
                <text:p>150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9.81">
                <text:p>149.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9.537">
                <text:p>149.5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9.264">
                <text:p>149.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8.992">
                <text:p>148.9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8.721">
                <text:p>148.7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8.45">
                <text:p>148.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8.18">
                <text:p>148.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7.91">
                <text:p>147.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7.641">
                <text:p>147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7.373">
                <text:p>147.3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7.105">
                <text:p>147.1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6.838">
                <text:p>146.8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6.571">
                <text:p>146.5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6.305">
                <text:p>146.3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6.039">
                <text:p>146.0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5.774">
                <text:p>145.7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5.51">
                <text:p>145.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5.246">
                <text:p>145.2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4.983">
                <text:p>144.9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4.72">
                <text:p>144.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4.458">
                <text:p>144.4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4.196">
                <text:p>144.1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3.935">
                <text:p>143.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3.674">
                <text:p>143.6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3.414">
                <text:p>143.4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3.155">
                <text:p>143.1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2.896">
                <text:p>142.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2.637">
                <text:p>142.6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2.38">
                <text:p>142.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2.122">
                <text:p>142.1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1.866">
                <text:p>141.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1.609">
                <text:p>141.6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1.354">
                <text:p>141.3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1.099">
                <text:p>141.0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0.844">
                <text:p>140.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0.59">
                <text:p>140.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0.337">
                <text:p>140.3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0.084">
                <text:p>140.0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9.831">
                <text:p>139.8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9.579">
                <text:p>139.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9.328">
                <text:p>139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9.077">
                <text:p>139.0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8.827">
                <text:p>138.8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8.577">
                <text:p>138.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8.328">
                <text:p>138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8.079">
                <text:p>138.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7.831">
                <text:p>137.8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7.583">
                <text:p>137.5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.336">
                <text:p>137.3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7.09">
                <text:p>137.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6.844">
                <text:p>136.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6.598">
                <text:p>136.5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6.353">
                <text:p>136.3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6.109">
                <text:p>136.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5.865">
                <text:p>135.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5.621">
                <text:p>135.6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5.378">
                <text:p>135.3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5.136">
                <text:p>135.1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4.894">
                <text:p>134.8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4.652">
                <text:p>134.6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4.411">
                <text:p>134.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4.171">
                <text:p>134.1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3.931">
                <text:p>133.9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3.692">
                <text:p>133.6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3.453">
                <text:p>133.4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3.215">
                <text:p>133.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2.977">
                <text:p>132.9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2.739">
                <text:p>132.7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2.503">
                <text:p>132.5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2.266">
                <text:p>132.2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2.03">
                <text:p>132.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1.795">
                <text:p>131.7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1.56">
                <text:p>131.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1.326">
                <text:p>131.3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.092">
                <text:p>131.0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0.859">
                <text:p>130.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0.626">
                <text:p>130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0.393">
                <text:p>130.3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0.162">
                <text:p>130.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9.93">
                <text:p>129.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9.699">
                <text:p>129.6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9.469">
                <text:p>129.4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9.239">
                <text:p>129.2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9.009">
                <text:p>129.0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8.781">
                <text:p>128.7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8.552">
                <text:p>128.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8.324">
                <text:p>128.3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8.097">
                <text:p>128.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7.87">
                <text:p>127.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7.643">
                <text:p>127.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7.417">
                <text:p>127.4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7.191">
                <text:p>127.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6.966">
                <text:p>126.9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6.742">
                <text:p>126.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6.518">
                <text:p>126.5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6.294">
                <text:p>126.2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6.071">
                <text:p>126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5.848">
                <text:p>125.8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5.626">
                <text:p>125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5.404">
                <text:p>125.4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5.183">
                <text:p>125.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4.962">
                <text:p>124.9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4.742">
                <text:p>124.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4.522">
                <text:p>124.5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4.302">
                <text:p>124.3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4.083">
                <text:p>124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3.865">
                <text:p>123.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3.647">
                <text:p>123.6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3.429">
                <text:p>123.4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3.212">
                <text:p>123.2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2.995">
                <text:p>122.9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2.779">
                <text:p>122.7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2.564">
                <text:p>122.5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2.348">
                <text:p>122.3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2.133">
                <text:p>122.1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1.919">
                <text:p>121.9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1.705">
                <text:p>121.7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1.492">
                <text:p>121.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1.279">
                <text:p>121.2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1.066">
                <text:p>121.0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0.854">
                <text:p>120.8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0.642">
                <text:p>120.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0.431">
                <text:p>120.4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0.22">
                <text:p>120.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0.01">
                <text:p>120.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9.8">
                <text:p>119.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9.591">
                <text:p>119.5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9.382">
                <text:p>119.3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9.173">
                <text:p>119.1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8.965">
                <text:p>118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8.758">
                <text:p>118.7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8.55">
                <text:p>118.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8.344">
                <text:p>118.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8.137">
                <text:p>118.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7.931">
                <text:p>117.9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7.726">
                <text:p>117.7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7.521">
                <text:p>117.5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7.316">
                <text:p>117.3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7.112">
                <text:p>117.1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6.908">
                <text:p>116.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6.705">
                <text:p>116.7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6.502">
                <text:p>116.5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6.3">
                <text:p>116.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6.098">
                <text:p>116.0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5.896">
                <text:p>115.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5.695">
                <text:p>115.6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5.494">
                <text:p>115.4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5.294">
                <text:p>115.2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5.094">
                <text:p>115.0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4.895">
                <text:p>114.8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4.696">
                <text:p>114.6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4.497">
                <text:p>114.4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4.299">
                <text:p>114.2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4.101">
                <text:p>114.1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3.904">
                <text:p>113.9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3.707">
                <text:p>113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3.51">
                <text:p>113.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3.314">
                <text:p>113.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3.119">
                <text:p>113.1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2.923">
                <text:p>112.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2.729">
                <text:p>112.7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2.534">
                <text:p>112.5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2.34">
                <text:p>112.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2.147">
                <text:p>112.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1.953">
                <text:p>111.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1.761">
                <text:p>111.7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1.568">
                <text:p>111.5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1.376">
                <text:p>111.3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1.185">
                <text:p>111.1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0.993">
                <text:p>110.9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0.803">
                <text:p>110.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0.612">
                <text:p>110.6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0.422">
                <text:p>110.4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0.233">
                <text:p>110.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0.044">
                <text:p>110.0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9.855">
                <text:p>109.8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9.667">
                <text:p>109.6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9.479">
                <text:p>109.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9.291">
                <text:p>109.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9.104">
                <text:p>109.1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8.917">
                <text:p>108.9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8.731">
                <text:p>108.7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8.545">
                <text:p>108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8.359">
                <text:p>108.3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8.174">
                <text:p>108.1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7.989">
                <text:p>107.9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7.805">
                <text:p>107.8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7.621">
                <text:p>107.6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.437">
                <text:p>107.4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.254">
                <text:p>107.2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.071">
                <text:p>107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6.889">
                <text:p>106.8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6.707">
                <text:p>106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6.525">
                <text:p>106.5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6.344">
                <text:p>106.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6.163">
                <text:p>106.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5.983">
                <text:p>105.9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5.802">
                <text:p>105.8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5.623">
                <text:p>105.6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5.443">
                <text:p>105.4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5.264">
                <text:p>105.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5.086">
                <text:p>105.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4.908">
                <text:p>104.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4.73">
                <text:p>104.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4.552">
                <text:p>104.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4.375">
                <text:p>104.3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4.198">
                <text:p>104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4.022">
                <text:p>104.0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3.846">
                <text:p>103.8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3.67">
                <text:p>103.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.495">
                <text:p>103.4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3.32">
                <text:p>103.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3.146">
                <text:p>103.1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2.972">
                <text:p>102.9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2.798">
                <text:p>102.7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2.625">
                <text:p>102.6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2.452">
                <text:p>102.4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2.279">
                <text:p>102.2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2.107">
                <text:p>102.1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1.935">
                <text:p>101.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1.763">
                <text:p>101.7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1.592">
                <text:p>101.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1.421">
                <text:p>101.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1.251">
                <text:p>101.2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1.081">
                <text:p>101.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.911">
                <text:p>100.9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.741">
                <text:p>100.7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.572">
                <text:p>100.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.404">
                <text:p>100.4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.235">
                <text:p>100.2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.068">
                <text:p>100.0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9.8999">
                <text:p>99.89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9.7327">
                <text:p>99.73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9.5658">
                <text:p>99.56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9.3993">
                <text:p>99.39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9.2331">
                <text:p>99.23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9.0673">
                <text:p>99.06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8.9018">
                <text:p>98.90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8.7367">
                <text:p>98.73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8.5719">
                <text:p>98.57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8.4075">
                <text:p>98.40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8.2434">
                <text:p>98.24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8.0797">
                <text:p>98.07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7.9163">
                <text:p>97.9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7.7533">
                <text:p>97.75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7.5906">
                <text:p>97.59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7.4283">
                <text:p>97.42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7.2663">
                <text:p>97.26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7.1046">
                <text:p>97.10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6.9433">
                <text:p>96.94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6.7823">
                <text:p>96.78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6.6217">
                <text:p>96.62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6.4614">
                <text:p>96.46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6.3014">
                <text:p>96.30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6.1418">
                <text:p>96.14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5.9825">
                <text:p>95.98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5.8236">
                <text:p>95.82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5.665">
                <text:p>95.6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5.5067">
                <text:p>95.50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5.3488">
                <text:p>95.34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5.1912">
                <text:p>95.19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5.034">
                <text:p>95.0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4.877">
                <text:p>94.8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4.7205">
                <text:p>94.72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4.5642">
                <text:p>94.5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4.4083">
                <text:p>94.4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4.2527">
                <text:p>94.25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4.0974">
                <text:p>94.09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3.9425">
                <text:p>93.94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3.7878">
                <text:p>93.78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3.6336">
                <text:p>93.63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3.4796">
                <text:p>93.4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3.326">
                <text:p>93.3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3.1727">
                <text:p>93.17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3.0197">
                <text:p>93.01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2.867">
                <text:p>92.8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2.7147">
                <text:p>92.7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2.5627">
                <text:p>92.56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2.411">
                <text:p>92.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2.2597">
                <text:p>92.25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2.1086">
                <text:p>92.1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1.9579">
                <text:p>91.9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1.8075">
                <text:p>91.80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1.6574">
                <text:p>91.65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1.5076">
                <text:p>91.50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1.3582">
                <text:p>91.35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1.209">
                <text:p>91.2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1.0602">
                <text:p>91.06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0.9117">
                <text:p>90.91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0.7635">
                <text:p>90.76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0.6157">
                <text:p>90.6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0.4681">
                <text:p>90.46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0.3209">
                <text:p>90.32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0.1739">
                <text:p>90.17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0.0273">
                <text:p>90.02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9.881">
                <text:p>89.8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9.735">
                <text:p>89.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9.5893">
                <text:p>89.58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9.4439">
                <text:p>89.44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9.2988">
                <text:p>89.29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9.1541">
                <text:p>89.1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9.0096">
                <text:p>89.00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8.8654">
                <text:p>88.86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8.7216">
                <text:p>88.72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8.578">
                <text:p>88.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8.4348">
                <text:p>88.43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8.2919">
                <text:p>88.29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8.1492">
                <text:p>88.1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8.0069">
                <text:p>88.00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7.8649">
                <text:p>87.86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7.7231">
                <text:p>87.72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7.5817">
                <text:p>87.58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7.4406">
                <text:p>87.44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7.2998">
                <text:p>87.29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7.1592">
                <text:p>87.1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7.019">
                <text:p>87.0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6.8791">
                <text:p>86.87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6.7394">
                <text:p>86.7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6.6001">
                <text:p>86.60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6.461">
                <text:p>86.4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6.3223">
                <text:p>86.32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6.1838">
                <text:p>86.18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6.0456">
                <text:p>86.04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5.9078">
                <text:p>85.90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5.7702">
                <text:p>85.77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5.6329">
                <text:p>85.63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5.4959">
                <text:p>85.4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5.3592">
                <text:p>85.3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5.2228">
                <text:p>85.22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5.0866">
                <text:p>85.0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4.9508">
                <text:p>84.95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4.8152">
                <text:p>84.8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4.68">
                <text:p>84.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4.545">
                <text:p>84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4.4103">
                <text:p>84.41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4.2759">
                <text:p>84.2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4.1418">
                <text:p>84.14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4.0079">
                <text:p>84.0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3.8744">
                <text:p>83.87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3.7411">
                <text:p>83.7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3.6081">
                <text:p>83.6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3.4754">
                <text:p>83.47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3.343">
                <text:p>83.3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3.2109">
                <text:p>83.2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3.079">
                <text:p>83.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2.9474">
                <text:p>82.94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2.8161">
                <text:p>82.8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2.6851">
                <text:p>82.6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2.5543">
                <text:p>82.55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2.4239">
                <text:p>82.42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2.2937">
                <text:p>82.29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2.1637">
                <text:p>82.16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2.0341">
                <text:p>82.0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1.9047">
                <text:p>81.90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1.7756">
                <text:p>81.77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1.6468">
                <text:p>81.64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1.5183">
                <text:p>81.5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1.39">
                <text:p>81.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1.262">
                <text:p>81.2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1.1342">
                <text:p>81.13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1.0068">
                <text:p>81.00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0.8796">
                <text:p>80.8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0.7527">
                <text:p>80.75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0.626">
                <text:p>80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0.4996">
                <text:p>80.49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0.3735">
                <text:p>80.3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0.2477">
                <text:p>80.24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0.1221">
                <text:p>80.12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9.9968">
                <text:p>79.99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9.8717">
                <text:p>79.87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9.7469">
                <text:p>79.74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9.6224">
                <text:p>79.62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9.4981">
                <text:p>79.49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9.3742">
                <text:p>79.3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9.2504">
                <text:p>79.25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9.127">
                <text:p>79.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9.0037">
                <text:p>79.00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8.8808">
                <text:p>78.88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8.7581">
                <text:p>78.7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8.6357">
                <text:p>78.63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8.5135">
                <text:p>78.51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8.3916">
                <text:p>78.39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8.27">
                <text:p>78.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8.1486">
                <text:p>78.1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8.0274">
                <text:p>78.02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7.9065">
                <text:p>77.90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7.7859">
                <text:p>77.7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7.6656">
                <text:p>77.66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7.5454">
                <text:p>77.54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7.4256">
                <text:p>77.4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7.306">
                <text:p>77.3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7.1866">
                <text:p>77.1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7.0676">
                <text:p>77.06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6.9487">
                <text:p>76.94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6.8301">
                <text:p>76.83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6.7118">
                <text:p>76.71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6.5937">
                <text:p>76.59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6.4759">
                <text:p>76.4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6.3583">
                <text:p>76.35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6.2409">
                <text:p>76.24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6.1238">
                <text:p>76.12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6.007">
                <text:p>76.0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5.8904">
                <text:p>75.89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5.774">
                <text:p>75.7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5.6579">
                <text:p>75.6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.5421">
                <text:p>75.5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5.4265">
                <text:p>75.4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5.3111">
                <text:p>75.31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5.196">
                <text:p>75.1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5.0811">
                <text:p>75.08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4.9665">
                <text:p>74.96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4.8521">
                <text:p>74.85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4.738">
                <text:p>74.7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4.6241">
                <text:p>74.62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4.5104">
                <text:p>74.51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4.397">
                <text:p>74.3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4.2838">
                <text:p>74.28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4.1708">
                <text:p>74.17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4.0581">
                <text:p>74.0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3.9457">
                <text:p>73.94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3.8335">
                <text:p>73.83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3.7215">
                <text:p>73.7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3.6097">
                <text:p>73.6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3.4982">
                <text:p>73.49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3.3869">
                <text:p>73.38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3.2759">
                <text:p>73.2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3.1651">
                <text:p>73.1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3.0545">
                <text:p>73.0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2.9442">
                <text:p>72.9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2.8341">
                <text:p>72.8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2.7242">
                <text:p>72.72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2.6146">
                <text:p>72.61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2.5052">
                <text:p>72.50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2.396">
                <text:p>72.3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2.2871">
                <text:p>72.28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2.1783">
                <text:p>72.17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2.0699">
                <text:p>72.06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1.9616">
                <text:p>71.96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1.8536">
                <text:p>71.85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1.7458">
                <text:p>71.74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1.6383">
                <text:p>71.63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1.5309">
                <text:p>71.53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1.4238">
                <text:p>71.42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1.3169">
                <text:p>71.31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1.2103">
                <text:p>71.21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1.1038">
                <text:p>71.10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0.9976">
                <text:p>70.99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0.8917">
                <text:p>70.89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0.7859">
                <text:p>70.7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0.6804">
                <text:p>70.68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0.5751">
                <text:p>70.57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0.47">
                <text:p>70.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0.3651">
                <text:p>70.3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0.2605">
                <text:p>70.26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0.1561">
                <text:p>70.1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0.0519">
                <text:p>70.05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9.9479">
                <text:p>69.9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9.8442">
                <text:p>69.8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9.7406">
                <text:p>69.74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9.6373">
                <text:p>69.63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.5342">
                <text:p>69.53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.4314">
                <text:p>69.4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.3287">
                <text:p>69.32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9.2263">
                <text:p>69.22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9.124">
                <text:p>69.1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9.022">
                <text:p>69.0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8.9202">
                <text:p>68.92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8.8187">
                <text:p>68.81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8.7173">
                <text:p>68.71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8.6162">
                <text:p>68.6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8.5153">
                <text:p>68.51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8.4145">
                <text:p>68.41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8.314">
                <text:p>68.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8.2137">
                <text:p>68.2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8.1137">
                <text:p>68.1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8.0138">
                <text:p>68.01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7.9142">
                <text:p>67.91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.8147">
                <text:p>67.8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.7155">
                <text:p>67.71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7.6165">
                <text:p>67.6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7.5177">
                <text:p>67.51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7.4191">
                <text:p>67.4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7.3207">
                <text:p>67.32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7.2225">
                <text:p>67.22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7.1245">
                <text:p>67.12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7.0267">
                <text:p>67.02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6.9292">
                <text:p>66.92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6.8318">
                <text:p>66.83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6.7347">
                <text:p>66.73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6.6377">
                <text:p>66.63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6.541">
                <text:p>66.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6.4445">
                <text:p>66.44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6.3482">
                <text:p>66.34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6.252">
                <text:p>66.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6.1561">
                <text:p>66.1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6.0604">
                <text:p>66.06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6.5095">
                <text:p>66.5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6.9581">
                <text:p>66.95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7.4062">
                <text:p>67.40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7.854">
                <text:p>67.8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8.3012">
                <text:p>68.30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8.748">
                <text:p>68.7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9.1944">
                <text:p>69.19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9.6403">
                <text:p>69.64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0.0858">
                <text:p>70.08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0.5308">
                <text:p>70.53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0.9754">
                <text:p>70.97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1.4195">
                <text:p>71.41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1.8632">
                <text:p>71.86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2.3064">
                <text:p>72.30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2.7492">
                <text:p>72.74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3.1915">
                <text:p>73.19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.6334">
                <text:p>73.63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4.0748">
                <text:p>74.07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.5158">
                <text:p>74.51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4.9564">
                <text:p>74.95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5.3965">
                <text:p>75.39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5.8361">
                <text:p>75.83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6.2753">
                <text:p>76.27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6.7141">
                <text:p>76.71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7.1524">
                <text:p>77.15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7.5902">
                <text:p>77.59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8.0277">
                <text:p>78.02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8.4647">
                <text:p>78.46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8.9012">
                <text:p>78.90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9.3373">
                <text:p>79.3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9.7729">
                <text:p>79.77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0.2081">
                <text:p>80.20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0.6429">
                <text:p>80.64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1.0772">
                <text:p>81.07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1.5111">
                <text:p>81.51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1.9445">
                <text:p>81.94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2.3775">
                <text:p>82.37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2.81">
                <text:p>82.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3.2421">
                <text:p>83.24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3.6738">
                <text:p>83.67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4.105">
                <text:p>84.1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4.5358">
                <text:p>84.53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4.9661">
                <text:p>84.96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5.396">
                <text:p>85.3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5.8254">
                <text:p>85.8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6.2544">
                <text:p>86.25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6.683">
                <text:p>86.6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7.1112">
                <text:p>87.11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7.5388">
                <text:p>87.53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7.9661">
                <text:p>87.96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8.3929">
                <text:p>88.39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8.8193">
                <text:p>88.81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9.2452">
                <text:p>89.24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9.6707">
                <text:p>89.67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0.0957">
                <text:p>90.09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0.5204">
                <text:p>90.52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0.9445">
                <text:p>90.94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1.3683">
                <text:p>91.36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1.7916">
                <text:p>91.79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2.2144">
                <text:p>92.21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2.6369">
                <text:p>92.63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3.0589">
                <text:p>93.05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3.4804">
                <text:p>93.48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3.9015">
                <text:p>93.90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4.3222">
                <text:p>94.32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4.7425">
                <text:p>94.74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5.1623">
                <text:p>95.16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5.5816">
                <text:p>95.58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6.0006">
                <text:p>96.00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6.4191">
                <text:p>96.41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6.8371">
                <text:p>96.83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7.2548">
                <text:p>97.25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7.672">
                <text:p>97.6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8.0887">
                <text:p>98.08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8.5051">
                <text:p>98.50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8.921">
                <text:p>98.9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9.3364">
                <text:p>99.33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9.7515">
                <text:p>99.75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0.166">
                <text:p>100.1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0.58">
                <text:p>100.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0.994">
                <text:p>100.9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1.407">
                <text:p>101.4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1.82">
                <text:p>101.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2.233">
                <text:p>102.2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2.645">
                <text:p>102.6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3.056">
                <text:p>103.0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3.467">
                <text:p>103.4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3.878">
                <text:p>103.8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4.288">
                <text:p>104.2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4.698">
                <text:p>104.6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5.108">
                <text:p>105.1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5.517">
                <text:p>105.5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5.925">
                <text:p>105.9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6.333">
                <text:p>106.3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6.741">
                <text:p>106.7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.148">
                <text:p>107.1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7.555">
                <text:p>107.5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7.961">
                <text:p>107.9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8.367">
                <text:p>108.3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8.773">
                <text:p>108.7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9.178">
                <text:p>109.1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9.583">
                <text:p>109.5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9.987">
                <text:p>109.9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10.391">
                <text:p>110.3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10.794">
                <text:p>110.7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1.197">
                <text:p>111.1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1.6">
                <text:p>111.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2.002">
                <text:p>112.0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2.404">
                <text:p>112.4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2.805">
                <text:p>112.8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3.206">
                <text:p>113.2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3.606">
                <text:p>113.6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4.007">
                <text:p>114.0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4.406">
                <text:p>114.4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14.805">
                <text:p>114.8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15.204">
                <text:p>115.2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15.602">
                <text:p>115.6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6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6.398">
                <text:p>116.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6.795">
                <text:p>116.7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7.191">
                <text:p>117.1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7.588">
                <text:p>117.5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7.983">
                <text:p>117.9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18.379">
                <text:p>118.3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18.774">
                <text:p>118.7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9.168">
                <text:p>119.1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19.562">
                <text:p>119.5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19.956">
                <text:p>119.9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20.349">
                <text:p>120.3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20.742">
                <text:p>120.7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21.135">
                <text:p>121.1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21.527">
                <text:p>121.5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21.918">
                <text:p>121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22.309">
                <text:p>122.3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22.7">
                <text:p>122.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23.09">
                <text:p>123.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23.48">
                <text:p>123.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23.87">
                <text:p>123.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24.259">
                <text:p>124.2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24.648">
                <text:p>124.6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25.036">
                <text:p>125.0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25.424">
                <text:p>125.4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25.811">
                <text:p>125.8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26.198">
                <text:p>126.1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26.585">
                <text:p>126.5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26.971">
                <text:p>126.9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7.357">
                <text:p>127.3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27.742">
                <text:p>127.7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28.127">
                <text:p>128.1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28.511">
                <text:p>128.5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28.895">
                <text:p>128.8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29.279">
                <text:p>129.2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29.662">
                <text:p>129.6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0.045">
                <text:p>130.0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30.428">
                <text:p>130.4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30.81">
                <text:p>130.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31.191">
                <text:p>131.1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31.572">
                <text:p>131.5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31.953">
                <text:p>131.9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32.334">
                <text:p>132.3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32.714">
                <text:p>132.7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33.093">
                <text:p>133.0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33.472">
                <text:p>133.4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33.851">
                <text:p>133.8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34.229">
                <text:p>134.2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34.607">
                <text:p>134.6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34.985">
                <text:p>134.9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35.362">
                <text:p>135.3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35.738">
                <text:p>135.7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36.115">
                <text:p>136.1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36.49">
                <text:p>136.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6.866">
                <text:p>136.8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37.241">
                <text:p>137.2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37.616">
                <text:p>137.6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37.99">
                <text:p>137.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38.364">
                <text:p>138.3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38.737">
                <text:p>138.7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39.11">
                <text:p>139.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39.483">
                <text:p>139.4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39.855">
                <text:p>139.8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40.227">
                <text:p>140.2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40.598">
                <text:p>140.5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40.969">
                <text:p>140.9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41.339">
                <text:p>141.3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41.71">
                <text:p>141.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42.079">
                <text:p>142.0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42.449">
                <text:p>142.4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42.818">
                <text:p>142.8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43.186">
                <text:p>143.1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43.554">
                <text:p>143.5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43.922">
                <text:p>143.9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44.289">
                <text:p>144.2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44.656">
                <text:p>144.6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45.023">
                <text:p>145.0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45.389">
                <text:p>145.3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45.755">
                <text:p>145.7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6.12">
                <text:p>146.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46.485">
                <text:p>146.4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46.849">
                <text:p>146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47.213">
                <text:p>147.2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47.577">
                <text:p>147.5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47.94">
                <text:p>147.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48.303">
                <text:p>148.3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48.666">
                <text:p>148.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49.028">
                <text:p>149.0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49.39">
                <text:p>149.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49.751">
                <text:p>149.7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0.112">
                <text:p>150.1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0.472">
                <text:p>150.4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0.833">
                <text:p>150.8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1.192">
                <text:p>151.1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1.552">
                <text:p>151.5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1.91">
                <text:p>151.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2.269">
                <text:p>152.2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2.627">
                <text:p>152.6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2.985">
                <text:p>152.9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3.342">
                <text:p>153.3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3.699">
                <text:p>153.6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4.056">
                <text:p>154.0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4.412">
                <text:p>154.4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4.768">
                <text:p>154.7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5.123">
                <text:p>155.1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5.478">
                <text:p>155.4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5.832">
                <text:p>155.8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6.187">
                <text:p>156.1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6.54">
                <text:p>156.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6.894">
                <text:p>156.8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.247">
                <text:p>157.2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.599">
                <text:p>157.5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57.952">
                <text:p>157.9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58.303">
                <text:p>158.3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58.655">
                <text:p>158.6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59.006">
                <text:p>159.0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59.356">
                <text:p>159.3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9.707">
                <text:p>159.7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0.057">
                <text:p>160.0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0.406">
                <text:p>160.4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0.755">
                <text:p>160.7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.104">
                <text:p>161.1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.452">
                <text:p>161.4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.8">
                <text:p>161.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2.147">
                <text:p>162.1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.495">
                <text:p>162.4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.841">
                <text:p>162.8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3.188">
                <text:p>163.1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3.534">
                <text:p>163.5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3.879">
                <text:p>163.8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.224">
                <text:p>164.2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.569">
                <text:p>164.5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.914">
                <text:p>164.9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5.258">
                <text:p>165.2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5.601">
                <text:p>165.6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5.945">
                <text:p>165.9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6.287">
                <text:p>166.2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6.63">
                <text:p>166.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6.972">
                <text:p>166.9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7.314">
                <text:p>167.3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7.655">
                <text:p>167.6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7.996">
                <text:p>167.9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8.337">
                <text:p>168.3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8.677">
                <text:p>168.6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9.017">
                <text:p>169.0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9.356">
                <text:p>169.3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9.695">
                <text:p>169.6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0.034">
                <text:p>170.0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0.372">
                <text:p>170.3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0.71">
                <text:p>170.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1.047">
                <text:p>171.0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1.384">
                <text:p>171.3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1.721">
                <text:p>171.7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2.058">
                <text:p>172.0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2.394">
                <text:p>172.3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2.729">
                <text:p>172.7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3.064">
                <text:p>173.0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3.399">
                <text:p>173.3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3.734">
                <text:p>173.7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4.068">
                <text:p>174.0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4.401">
                <text:p>174.4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4.735">
                <text:p>174.7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5.068">
                <text:p>175.0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5.4">
                <text:p>175.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5.732">
                <text:p>175.7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6.064">
                <text:p>176.0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6.396">
                <text:p>176.3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6.727">
                <text:p>176.7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7.057">
                <text:p>177.0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7.388">
                <text:p>177.3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7.718">
                <text:p>177.7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8.047">
                <text:p>178.0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8.376">
                <text:p>178.3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8.705">
                <text:p>178.7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9.034">
                <text:p>179.0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9.362">
                <text:p>179.3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79.689">
                <text:p>179.6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0.017">
                <text:p>180.0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0.344">
                <text:p>180.3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0.67">
                <text:p>180.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0.996">
                <text:p>180.9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81.322">
                <text:p>181.3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81.648">
                <text:p>181.6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81.973">
                <text:p>181.9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82.297">
                <text:p>182.2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82.622">
                <text:p>182.6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82.946">
                <text:p>182.9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83.269">
                <text:p>183.2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83.593">
                <text:p>183.5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83.915">
                <text:p>183.9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84.238">
                <text:p>184.2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84.56">
                <text:p>184.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84.882">
                <text:p>184.8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85.203">
                <text:p>185.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85.524">
                <text:p>185.5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85.845">
                <text:p>185.8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6.165">
                <text:p>186.1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86.485">
                <text:p>186.4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86.804">
                <text:p>186.8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87.124">
                <text:p>187.1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7.442">
                <text:p>187.4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87.761">
                <text:p>187.7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8.079">
                <text:p>188.0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8.397">
                <text:p>188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88.714">
                <text:p>188.7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9.031">
                <text:p>189.0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89.348">
                <text:p>189.3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9.664">
                <text:p>189.6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9.98">
                <text:p>189.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90.295">
                <text:p>190.2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90.61">
                <text:p>190.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90.925">
                <text:p>190.9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91.239">
                <text:p>191.2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91.554">
                <text:p>191.5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91.867">
                <text:p>191.8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92.181">
                <text:p>192.1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92.494">
                <text:p>192.4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92.806">
                <text:p>192.8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93.118">
                <text:p>193.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93.43">
                <text:p>193.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93.742">
                <text:p>193.7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94.053">
                <text:p>194.0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94.364">
                <text:p>194.3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94.674">
                <text:p>194.6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94.984">
                <text:p>194.9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95.294">
                <text:p>195.2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95.603">
                <text:p>195.6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95.912">
                <text:p>195.9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96.221">
                <text:p>196.2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96.529">
                <text:p>196.5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6.837">
                <text:p>196.8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97.145">
                <text:p>197.1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97.452">
                <text:p>197.4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97.759">
                <text:p>197.7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98.065">
                <text:p>198.0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98.372">
                <text:p>198.3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98.677">
                <text:p>198.6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98.983">
                <text:p>198.9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99.288">
                <text:p>199.2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99.593">
                <text:p>199.5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99.897">
                <text:p>199.8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00.201">
                <text:p>200.2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00.505">
                <text:p>200.5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00.808">
                <text:p>200.8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01.111">
                <text:p>201.1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01.414">
                <text:p>201.4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01.716">
                <text:p>201.7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02.018">
                <text:p>202.0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02.319">
                <text:p>202.3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02.62">
                <text:p>202.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02.921">
                <text:p>202.9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03.222">
                <text:p>203.2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03.522">
                <text:p>203.5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03.822">
                <text:p>203.8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04.121">
                <text:p>204.1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04.42">
                <text:p>204.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04.719">
                <text:p>204.7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05.017">
                <text:p>205.0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05.315">
                <text:p>205.3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05.613">
                <text:p>205.6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05.91">
                <text:p>205.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06.207">
                <text:p>206.2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06.504">
                <text:p>206.5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06.8">
                <text:p>206.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07.096">
                <text:p>207.0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07.392">
                <text:p>207.3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7.687">
                <text:p>207.6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07.982">
                <text:p>207.9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08.277">
                <text:p>208.2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08.571">
                <text:p>208.5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08.865">
                <text:p>208.8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09.158">
                <text:p>209.1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09.451">
                <text:p>209.4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09.744">
                <text:p>209.7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10.037">
                <text:p>210.0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10.329">
                <text:p>210.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10.621">
                <text:p>210.6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10.912">
                <text:p>210.9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11.203">
                <text:p>211.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11.494">
                <text:p>211.4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11.784">
                <text:p>211.7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12.074">
                <text:p>212.0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12.364">
                <text:p>212.3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12.654">
                <text:p>212.6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12.943">
                <text:p>212.9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13.231">
                <text:p>213.2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3.52">
                <text:p>213.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13.808">
                <text:p>213.8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14.095">
                <text:p>214.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14.383">
                <text:p>214.3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14.67">
                <text:p>214.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14.957">
                <text:p>214.9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